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4493in"/>
    </style:style>
    <style:style style:name="Table1.B" style:family="table-column">
      <style:table-column-properties style:column-width="1.0007in"/>
    </style:style>
    <style:style style:name="Table1.C" style:family="table-column">
      <style:table-column-properties style:column-width="0.7722in"/>
    </style:style>
    <style:style style:name="Table1.D" style:family="table-column">
      <style:table-column-properties style:column-width="1.6125in"/>
    </style:style>
    <style:style style:name="Table1.E" style:family="table-column">
      <style:table-column-properties style:column-width="0.3653in"/>
    </style:style>
    <style:style style:name="Table1.F" style:family="table-column">
      <style:table-column-properties style:column-width="1.2556in"/>
    </style:style>
    <style:style style:name="Table1.1" style:family="table-row">
      <style:table-row-properties style:row-height="0.4764in" style:keep-together="false"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row-height="0.4917in" style:keep-together="false" fo:keep-together="always"/>
    </style:style>
    <style:style style:name="Table1.3" style:family="table-row">
      <style:table-row-properties style:row-height="0.5049in" style:keep-together="false" fo:keep-together="always"/>
    </style:style>
    <style:style style:name="Table1.4" style:family="table-row">
      <style:table-row-properties style:row-height="0.4986in" style:keep-together="false" fo:keep-together="always"/>
    </style:style>
    <style:style style:name="Table1.5" style:family="table-row">
      <style:table-row-properties style:min-row-height="0.2368in" style:keep-together="false" fo:keep-together="always"/>
    </style:style>
    <style:style style:name="Table2" style:family="table">
      <style:table-properties style:width="6.4542in" fo:margin-left="-0.0785in" table:align="left" style:writing-mode="lr-tb"/>
    </style:style>
    <style:style style:name="Table2.A" style:family="table-column">
      <style:table-column-properties style:column-width="3.6993in"/>
    </style:style>
    <style:style style:name="Table2.B" style:family="table-column">
      <style:table-column-properties style:column-width="2.7549in"/>
    </style:style>
    <style:style style:name="Table2.1" style:family="table-row">
      <style:table-row-properties style:row-height="0.2507in" style:keep-together="false"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8688in" style:keep-together="false" fo:keep-together="always"/>
    </style:style>
    <style:style style:name="Table3" style:family="table">
      <style:table-properties style:width="6.4556in" fo:margin-left="-0.0785in" table:align="left" style:writing-mode="lr-tb"/>
    </style:style>
    <style:style style:name="Table3.A" style:family="table-column">
      <style:table-column-properties style:column-width="6.4556in"/>
    </style:style>
    <style:style style:name="Table3.1" style:family="table-row">
      <style:table-row-properties style:min-row-height="0.6083in" style:keep-together="true"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56in" fo:margin-left="-0.0785in" table:align="left" style:writing-mode="lr-tb"/>
    </style:style>
    <style:style style:name="Table4.A" style:family="table-column">
      <style:table-column-properties style:column-width="3.575in"/>
    </style:style>
    <style:style style:name="Table4.B" style:family="table-column">
      <style:table-column-properties style:column-width="1.5in"/>
    </style:style>
    <style:style style:name="Table4.C" style:family="table-column">
      <style:table-column-properties style:column-width="1.3806in"/>
    </style:style>
    <style:style style:name="Table4.1" style:family="table-row">
      <style:table-row-properties style:keep-together="false" fo:keep-together="always"/>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1" style:family="table-row">
      <style:table-row-properties style:min-row-height="0.1896in" style:keep-together="false" fo:keep-together="always"/>
    </style:style>
    <style:style style:name="Table4.B1.1.1" style:family="table-cell">
      <style:table-cell-properties style:vertical-align="middle" fo:padding-left="0.075in" fo:padding-right="0.075in" fo:padding-top="0in" fo:padding-bottom="0in" fo:border="0.5pt solid #000000" style:writing-mode="lr-tb"/>
    </style:style>
    <style:style style:name="Table4.B1.2" style:family="table-row">
      <style:table-row-properties style:min-row-height="0.166in" style:keep-together="false" fo:keep-together="always"/>
    </style:style>
    <style:style style:name="Table4.2" style:family="table-row">
      <style:table-row-properties style:min-row-height="0.2361in" style:keep-together="true" fo:keep-together="auto"/>
    </style:style>
    <style:style style:name="Table4.3" style:family="table-row">
      <style:table-row-properties style:min-row-height="0.2354in" style:keep-together="true" fo:keep-together="auto"/>
    </style:style>
    <style:style style:name="Table5" style:family="table">
      <style:table-properties style:width="6.4569in" fo:margin-left="-0.0785in" table:align="left" style:writing-mode="lr-tb"/>
    </style:style>
    <style:style style:name="Table5.A" style:family="table-column">
      <style:table-column-properties style:column-width="2.575in"/>
    </style:style>
    <style:style style:name="Table5.B" style:family="table-column">
      <style:table-column-properties style:column-width="1.375in"/>
    </style:style>
    <style:style style:name="Table5.C" style:family="table-column">
      <style:table-column-properties style:column-width="2.5069in"/>
    </style:style>
    <style:style style:name="Table5.1" style:family="table-row">
      <style:table-row-properties style:min-row-height="0.166in" style:keep-together="false" fo:keep-together="always"/>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0.2361in" style:keep-together="true" fo:keep-together="auto"/>
    </style:style>
    <style:style style:name="Table6" style:family="table">
      <style:table-properties style:width="6.4556in" fo:margin-left="-0.0785in" table:align="left" style:writing-mode="lr-tb"/>
    </style:style>
    <style:style style:name="Table6.A" style:family="table-column">
      <style:table-column-properties style:column-width="2.575in"/>
    </style:style>
    <style:style style:name="Table6.B" style:family="table-column">
      <style:table-column-properties style:column-width="3.8806in"/>
    </style:style>
    <style:style style:name="Table6.1" style:family="table-row">
      <style:table-row-properties style:row-height="0.4306in" style:keep-together="false" fo:keep-together="always"/>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3764in" style:keep-together="false" fo:keep-together="always"/>
    </style:style>
    <style:style style:name="Table6.3" style:family="table-row">
      <style:table-row-properties style:row-height="0.3785in" style:keep-together="false" fo:keep-together="always"/>
    </style:style>
    <style:style style:name="Table6.4" style:family="table-row">
      <style:table-row-properties style:row-height="0.3743in" style:keep-together="false" fo:keep-together="always"/>
    </style:style>
    <style:style style:name="Table6.5" style:family="table-row">
      <style:table-row-properties style:row-height="0.3799in" style:keep-together="false" fo:keep-together="always"/>
    </style:style>
    <style:style style:name="Table7" style:family="table">
      <style:table-properties style:width="6.4556in" fo:margin-left="-0.0785in" table:align="left" style:writing-mode="lr-tb"/>
    </style:style>
    <style:style style:name="Table7.A" style:family="table-column">
      <style:table-column-properties style:column-width="2.409in"/>
    </style:style>
    <style:style style:name="Table7.B" style:family="table-column">
      <style:table-column-properties style:column-width="2.4083in"/>
    </style:style>
    <style:style style:name="Table7.C" style:family="table-column">
      <style:table-column-properties style:column-width="1.6382in"/>
    </style:style>
    <style:style style:name="Table7.1" style:family="table-row">
      <style:table-row-properties style:min-row-height="0.3611in" style:keep-together="false" fo:keep-together="always"/>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row-height="0.5118in" style:keep-together="false" fo:keep-together="always"/>
    </style:style>
    <style:style style:name="Table8" style:family="table">
      <style:table-properties style:width="6.4556in" fo:margin-left="-0.0785in" table:align="left" style:writing-mode="lr-tb"/>
    </style:style>
    <style:style style:name="Table8.A" style:family="table-column">
      <style:table-column-properties style:column-width="6.4556in"/>
    </style:style>
    <style:style style:name="Table8.1" style:family="table-row">
      <style:table-row-properties style:min-row-height="0.4333in" style:keep-together="false" fo:keep-together="always"/>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3861in" style:keep-together="false" fo:keep-together="always"/>
    </style:style>
    <style:style style:name="Table8.A3"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4611in" fo:margin-left="-0.0785in" table:align="left" style:writing-mode="lr-tb"/>
    </style:style>
    <style:style style:name="Table10.A" style:family="table-column">
      <style:table-column-properties style:column-width="2.0771in"/>
    </style:style>
    <style:style style:name="Table10.B" style:family="table-column">
      <style:table-column-properties style:column-width="0.1688in"/>
    </style:style>
    <style:style style:name="Table10.C" style:family="table-column">
      <style:table-column-properties style:column-width="0.5819in"/>
    </style:style>
    <style:style style:name="Table10.D" style:family="table-column">
      <style:table-column-properties style:column-width="1.8764in"/>
    </style:style>
    <style:style style:name="Table10.E" style:family="table-column">
      <style:table-column-properties style:column-width="0.1208in"/>
    </style:style>
    <style:style style:name="Table10.F" style:family="table-column">
      <style:table-column-properties style:column-width="1.6361in"/>
    </style:style>
    <style:style style:name="Table10.1" style:family="table-row">
      <style:table-row-properties style:min-row-height="0.209in" style:keep-together="true"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row-height="0.4563in" style:keep-together="false" fo:keep-together="always"/>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E2"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row-height="0.4799in" style:keep-together="false" fo:keep-together="always"/>
    </style:style>
    <style:style style:name="Table10.4" style:family="table-row">
      <style:table-row-properties style:row-height="0.4514in" style:keep-together="false" fo:keep-together="always"/>
    </style:style>
    <style:style style:name="Table10.5" style:family="table-row">
      <style:table-row-properties style:row-height="0.3667in" style:keep-together="false" fo:keep-together="always"/>
    </style:style>
    <style:style style:name="Table9" style:family="table">
      <style:table-properties style:width="6.4611in" fo:margin-left="-0.0785in" table:align="left" style:writing-mode="lr-tb"/>
    </style:style>
    <style:style style:name="Table9.A" style:family="table-column">
      <style:table-column-properties style:column-width="1.5764in"/>
    </style:style>
    <style:style style:name="Table9.B" style:family="table-column">
      <style:table-column-properties style:column-width="0.5007in"/>
    </style:style>
    <style:style style:name="Table9.C" style:family="table-column">
      <style:table-column-properties style:column-width="0.1688in"/>
    </style:style>
    <style:style style:name="Table9.D" style:family="table-column">
      <style:table-column-properties style:column-width="0.5819in"/>
    </style:style>
    <style:style style:name="Table9.E" style:family="table-column">
      <style:table-column-properties style:column-width="1.8764in"/>
    </style:style>
    <style:style style:name="Table9.F" style:family="table-column">
      <style:table-column-properties style:column-width="0.125in"/>
    </style:style>
    <style:style style:name="Table9.G" style:family="table-column">
      <style:table-column-properties style:column-width="1.6319in"/>
    </style:style>
    <style:style style:name="Table9.1" style:family="table-row">
      <style:table-row-properties style:min-row-height="0.2104in" style:keep-together="true"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row-height="0.5264in" style:keep-together="false" fo:keep-together="always"/>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F2"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row-height="0.5306in" style:keep-together="false" fo:keep-together="always"/>
    </style:style>
    <style:style style:name="Table9.4" style:family="table-row">
      <style:table-row-properties style:row-height="0.5882in" style:keep-together="false" fo:keep-together="always"/>
    </style:style>
    <style:style style:name="Table9.5" style:family="table-row">
      <style:table-row-properties style:row-height="0.4979in" style:keep-together="false" fo:keep-together="always"/>
    </style:style>
    <style:style style:name="Table13" style:family="table">
      <style:table-properties style:width="6.4556in" fo:margin-left="-0.0785in" table:align="left" style:writing-mode="lr-tb"/>
    </style:style>
    <style:style style:name="Table13.A" style:family="table-column">
      <style:table-column-properties style:column-width="1.0743in"/>
    </style:style>
    <style:style style:name="Table13.B" style:family="table-column">
      <style:table-column-properties style:column-width="2.1243in"/>
    </style:style>
    <style:style style:name="Table13.C" style:family="table-column">
      <style:table-column-properties style:column-width="1.1618in"/>
    </style:style>
    <style:style style:name="Table13.D" style:family="table-column">
      <style:table-column-properties style:column-width="1.2139in"/>
    </style:style>
    <style:style style:name="Table13.E" style:family="table-column">
      <style:table-column-properties style:column-width="0.8813in"/>
    </style:style>
    <style:style style:name="Table13.1" style:family="table-row">
      <style:table-row-properties style:min-row-height="0.6444in" style:keep-together="true"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E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min-row-height="0.5972in" style:keep-together="true" fo:keep-together="auto"/>
    </style:style>
    <style:style style:name="Table14" style:family="table">
      <style:table-properties style:width="6.4563in" fo:margin-left="-0.0785in" fo:margin-right="-0.0799in" table:align="margins" style:writing-mode="lr-tb"/>
    </style:style>
    <style:style style:name="Table14.A" style:family="table-column">
      <style:table-column-properties style:column-width="0.825in" style:rel-column-width="8374*"/>
    </style:style>
    <style:style style:name="Table14.B" style:family="table-column">
      <style:table-column-properties style:column-width="0.5in" style:rel-column-width="5075*"/>
    </style:style>
    <style:style style:name="Table14.C" style:family="table-column">
      <style:table-column-properties style:column-width="5.1313in" style:rel-column-width="52086*"/>
    </style:style>
    <style:style style:name="Table14.1" style:family="table-row">
      <style:table-row-properties style:min-row-height="0.3938in" style:keep-together="true"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C1" style:family="table-cell">
      <style:table-cell-properties style:vertical-align="middle" fo:padding-left="0.075in" fo:padding-right="0.075in" fo:padding-top="0in" fo:padding-bottom="0in" fo:border="0.5pt solid #000000" style:writing-mode="lr-tb"/>
    </style:style>
    <style:style style:name="Table14.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4.C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4" style:family="table-row">
      <style:table-row-properties style:min-row-height="0.709in" style:keep-together="true" fo:keep-together="auto"/>
    </style:style>
    <style:style style:name="Table15" style:family="table">
      <style:table-properties style:width="6.4556in" fo:margin-left="-0.0785in" table:align="left" style:writing-mode="lr-tb"/>
    </style:style>
    <style:style style:name="Table15.A" style:family="table-column">
      <style:table-column-properties style:column-width="6.4556in"/>
    </style:style>
    <style:style style:name="Table15.1" style:family="table-row">
      <style:table-row-properties style:row-height="0.4042in" style:keep-together="true" fo:keep-together="auto"/>
    </style:style>
    <style:style style:name="Table15.A1" style:family="table-cell">
      <style:table-cell-properties style:vertical-align="middle" fo:padding-left="0.075in" fo:padding-right="0.075in" fo:padding-top="0in" fo:padding-bottom="0in" fo:border="0.5pt solid #000000" style:writing-mode="lr-tb"/>
    </style:style>
    <style:style style:name="Table15.2" style:family="table-row">
      <style:table-row-properties style:row-height="2.7097in" style:keep-together="true" fo:keep-together="auto"/>
    </style:style>
    <style:style style:name="Table15.A2" style:family="table-cell">
      <style:table-cell-properties style:vertical-align="top" fo:padding-left="0.075in" fo:padding-right="0.075in" fo:padding-top="0in" fo:padding-bottom="0in" fo:border="0.5pt solid #000000" style:writing-mode="lr-tb"/>
    </style:style>
    <style:style style:name="Table15.3" style:family="table-row">
      <style:table-row-properties style:row-height="0.2361in" style:keep-together="true" fo:keep-together="auto"/>
    </style:style>
    <style:style style:name="Table15.4" style:family="table-row">
      <style:table-row-properties style:row-height="2.0083in" style:keep-together="true" fo:keep-together="auto"/>
    </style:style>
    <style:style style:name="Table15.5" style:family="table-row">
      <style:table-row-properties style:row-height="0.2368in" style:keep-together="true" fo:keep-together="auto"/>
    </style:style>
    <style:style style:name="Table15.6" style:family="table-row">
      <style:table-row-properties style:row-height="1.7438in" style:keep-together="true" fo:keep-together="auto"/>
    </style:style>
    <style:style style:name="Table15.7" style:family="table-row">
      <style:table-row-properties style:row-height="0.2771in" style:keep-together="true" fo:keep-together="auto"/>
    </style:style>
    <style:style style:name="Table15.8" style:family="table-row">
      <style:table-row-properties style:row-height="1.5944in" style:keep-together="true" fo:keep-together="auto"/>
    </style:style>
    <style:style style:name="Table15.9" style:family="table-row">
      <style:table-row-properties style:min-row-height="0.3632in" style:keep-together="true" fo:keep-together="auto"/>
    </style:style>
    <style:style style:name="Table16" style:family="table">
      <style:table-properties style:width="6.4556in" fo:margin-left="-0.0785in" table:align="left" style:writing-mode="lr-tb"/>
    </style:style>
    <style:style style:name="Table16.A" style:family="table-column">
      <style:table-column-properties style:column-width="6.4556in"/>
    </style:style>
    <style:style style:name="Table16.1" style:family="table-row">
      <style:table-row-properties style:min-row-height="0.5083in" style:keep-together="true" fo:keep-together="auto"/>
    </style:style>
    <style:style style:name="Table16.A1" style:family="table-cell">
      <style:table-cell-properties style:vertical-align="middle" fo:padding-left="0.075in" fo:padding-right="0.075in" fo:padding-top="0in" fo:padding-bottom="0in" fo:border="0.5pt solid #000000" style:writing-mode="lr-tb"/>
    </style:style>
    <style:style style:name="Table16.2" style:family="table-row">
      <style:table-row-properties style:min-row-height="1.875in" style:keep-together="true" fo:keep-together="auto"/>
    </style:style>
    <style:style style:name="Table16.A2" style:family="table-cell">
      <style:table-cell-properties style:vertical-align="top" fo:padding-left="0.075in" fo:padding-right="0.075in" fo:padding-top="0in" fo:padding-bottom="0in" fo:border="0.5pt solid #000000" style:writing-mode="lr-tb"/>
    </style:style>
    <style:style style:name="Table16.3" style:family="table-row">
      <style:table-row-properties style:min-row-height="0.3243in" style:keep-together="true" fo:keep-together="auto"/>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Standard">
      <style:paragraph-properties fo:line-height="150%" style:snap-to-layout-grid="false"/>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paragraph-properties fo:text-align="center" style:justify-single-word="false" style:snap-to-layout-grid="false"/>
      <style:text-properties fo:font-size="11pt" style:font-size-asian="11pt" style:font-size-complex="11pt"/>
    </style:style>
    <style:style style:name="P9"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style:font-size-asian="11pt" style:font-size-complex="11pt"/>
    </style:style>
    <style:style style:name="P10" style:family="paragraph" style:parent-style-name="Standard">
      <style:text-properties fo:font-size="11pt" fo:language="nb" fo:country="NO" style:font-size-asian="11pt" style:font-size-complex="11pt"/>
    </style:style>
    <style:style style:name="P11" style:family="paragraph" style:parent-style-name="Standard">
      <style:paragraph-properties style:snap-to-layout-grid="false"/>
      <style:text-properties fo:font-size="11pt" fo:language="nb" fo:country="NO" style:font-size-asian="11pt" style:font-size-complex="11pt"/>
    </style:style>
    <style:style style:name="P12" style:family="paragraph" style:parent-style-name="Standard">
      <style:paragraph-properties fo:line-height="150%"/>
      <style:text-properties fo:font-size="11pt" fo:language="nb" fo:country="NO" style:font-size-asian="11pt" style:font-size-complex="11pt"/>
    </style:style>
    <style:style style:name="P13" style:family="paragraph" style:parent-style-name="Standard">
      <style:paragraph-properties fo:line-height="150%" style:snap-to-layout-grid="false"/>
      <style:text-properties fo:font-size="11pt" fo:language="nb" fo:country="NO" style:font-size-asian="11pt" style:font-size-complex="11pt"/>
    </style:style>
    <style:style style:name="P14" style:family="paragraph" style:parent-style-name="Standard">
      <style:paragraph-properties fo:text-align="center" style:justify-single-word="false"/>
      <style:text-properties fo:font-size="11pt" fo:language="nb" fo:country="NO" style:font-size-asian="11pt" style:font-size-complex="11pt"/>
    </style:style>
    <style:style style:name="P15" style:family="paragraph" style:parent-style-name="Standard">
      <style:paragraph-properties fo:text-align="center" style:justify-single-word="false" style:snap-to-layout-grid="false"/>
      <style:text-properties fo:font-size="11pt" fo:language="nb" fo:country="NO" style:font-size-asian="11pt" style:font-size-complex="11pt"/>
    </style:style>
    <style:style style:name="P16" style:family="paragraph" style:parent-style-name="Standard">
      <style:paragraph-properties>
        <style:tab-stops>
          <style:tab-stop style:position="1.2799in"/>
        </style:tab-stops>
      </style:paragraph-properties>
      <style:text-properties fo:font-size="11pt" fo:language="nb" fo:country="NO" style:font-size-asian="11pt" style:font-size-complex="11pt"/>
    </style:style>
    <style:style style:name="P17" style:family="paragraph" style:parent-style-name="Standard">
      <style:paragraph-properties>
        <style:tab-stops>
          <style:tab-stop style:position="2.25in"/>
          <style:tab-stop style:position="4.6252in"/>
        </style:tab-stops>
      </style:paragraph-properties>
      <style:text-properties fo:font-size="11pt" fo:language="nb" fo:country="NO" style:font-size-asian="11pt" style:font-size-complex="11pt"/>
    </style:style>
    <style:style style:name="P18" style:family="paragraph" style:parent-style-name="Standard">
      <style:paragraph-properties fo:text-align="justify" style:justify-single-word="false"/>
      <style:text-properties fo:font-size="11pt" fo:language="nb" fo:country="NO" style:font-size-asian="11pt" style:font-size-complex="11pt"/>
    </style:style>
    <style:style style:name="P19" style:family="paragraph" style:parent-style-name="Standard">
      <style:paragraph-properties fo:text-align="justify" style:justify-single-word="false">
        <style:tab-stops>
          <style:tab-stop style:position="3.3752in"/>
        </style:tab-stops>
      </style:paragraph-properties>
      <style:text-properties fo:font-size="11pt" fo:language="nb" fo:country="NO" style:font-size-asian="11pt" style:font-size-complex="11pt"/>
    </style:style>
    <style:style style:name="P20" style:family="paragraph" style:parent-style-name="Standard">
      <style:paragraph-properties fo:text-align="center" style:justify-single-word="false" style:snap-to-layout-grid="false"/>
      <style:text-properties fo:font-size="11pt" fo:language="nb" fo:country="NO" style:font-size-asian="11pt" style:font-size-complex="11pt" style:font-weight-complex="bold"/>
    </style:style>
    <style:style style:name="P21" style:family="paragraph" style:parent-style-name="Standard">
      <style:paragraph-properties>
        <style:tab-stops>
          <style:tab-stop style:position="0.4925in"/>
        </style:tab-stops>
      </style:paragraph-properties>
      <style:text-properties fo:font-size="11pt" fo:language="nb" fo:country="NO" style:font-size-asian="11pt" style:font-size-complex="11pt"/>
    </style:style>
    <style:style style:name="P22" style:family="paragraph" style:parent-style-name="Standard">
      <style:paragraph-properties>
        <style:tab-stops>
          <style:tab-stop style:position="2.25in"/>
          <style:tab-stop style:position="3.3752in"/>
        </style:tab-stops>
      </style:paragraph-properties>
      <style:text-properties fo:font-size="11pt" fo:language="nb" fo:country="NO" style:font-size-asian="11pt" style:font-size-complex="11pt"/>
    </style:style>
    <style:style style:name="P23" style:family="paragraph" style:parent-style-name="Standard">
      <style:paragraph-properties fo:line-height="150%"/>
      <style:text-properties fo:font-size="11pt" fo:language="nb" fo:country="NO" fo:font-weight="bold" style:font-size-asian="11pt" style:font-weight-asian="bold" style:font-size-complex="11pt"/>
    </style:style>
    <style:style style:name="P24"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5" style:family="paragraph" style:parent-style-name="Standard">
      <style:paragraph-properties fo:line-height="150%" fo:text-align="center" style:justify-single-word="false">
        <style:tab-stops>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6" style:family="paragraph" style:parent-style-name="Standard">
      <style:paragraph-properties fo:line-height="150%"/>
      <style:text-properties fo:font-size="11pt" fo:language="nb" fo:country="NO" fo:font-weight="bold" style:font-size-asian="11pt" style:font-weight-asian="bold" style:font-size-complex="11pt" style:font-weight-complex="bold"/>
    </style:style>
    <style:style style:name="P2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font-style-complex="italic"/>
    </style:style>
    <style:style style:name="P28" style:family="paragraph" style:parent-style-name="Standard">
      <style:paragraph-properties fo:line-height="150%"/>
      <style:text-properties fo:font-size="11pt" fo:language="nb" fo:country="NO" style:text-underline-style="solid" style:text-underline-width="auto" style:text-underline-color="font-color" style:font-size-asian="11pt" style:font-size-complex="11pt"/>
    </style:style>
    <style:style style:name="P29" style:family="paragraph" style:parent-style-name="Standard">
      <style:paragraph-properties fo:line-height="150%">
        <style:tab-stops>
          <style:tab-stop style:position="1.9689in"/>
        </style:tab-stops>
      </style:paragraph-properties>
      <style:text-properties fo:font-size="11pt" fo:language="nb" fo:country="NO" style:text-underline-style="solid" style:text-underline-width="auto" style:text-underline-color="font-color" style:font-size-asian="11pt" style:font-size-complex="11pt"/>
    </style:style>
    <style:style style:name="P30" style:family="paragraph" style:parent-style-name="Standard">
      <style:paragraph-properties fo:line-height="150%"/>
      <style:text-properties fo:font-size="11pt" fo:font-weight="bold" style:font-size-asian="11pt" style:font-weight-asian="bold" style:font-size-complex="11pt"/>
    </style:style>
    <style:style style:name="P31" style:family="paragraph" style:parent-style-name="Standard">
      <style:paragraph-properties style:snap-to-layout-grid="false"/>
      <style:text-properties fo:font-size="11pt" fo:font-weight="bold" style:font-size-asian="11pt" style:font-weight-asian="bold" style:font-size-complex="11pt"/>
    </style:style>
    <style:style style:name="P32" style:family="paragraph" style:parent-style-name="Standard">
      <style:paragraph-properties fo:line-height="150%"/>
      <style:text-properties fo:font-size="11pt" fo:font-weight="bold" style:font-size-asian="11pt" style:language-asian="en" style:country-asian="US" style:font-weight-asian="bold" style:font-size-complex="11pt" style:font-weight-complex="bold"/>
    </style:style>
    <style:style style:name="P33"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4" style:family="paragraph" style:parent-style-name="Standard">
      <style:paragraph-properties fo:text-align="justify" style:justify-single-word="false">
        <style:tab-stops>
          <style:tab-stop style:position="3.3752in"/>
        </style:tab-stops>
      </style:paragraph-properties>
    </style:style>
    <style:style style:name="P35" style:family="paragraph" style:parent-style-name="Standard">
      <style:paragraph-properties fo:line-height="150%"/>
    </style:style>
    <style:style style:name="P36" style:family="paragraph" style:parent-style-name="Standard">
      <style:paragraph-properties fo:line-height="150%" style:snap-to-layout-grid="false"/>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9" style:family="paragraph" style:parent-style-name="Standard">
      <style:paragraph-properties style:snap-to-layout-grid="false"/>
    </style:style>
    <style:style style:name="P40"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4pt" fo:language="nb" fo:country="NO" fo:font-style="italic" fo:font-weight="bold" style:font-size-asian="14pt" style:font-style-asian="italic" style:font-weight-asian="bold" style:font-size-complex="14pt" style:font-style-complex="italic"/>
    </style:style>
    <style:style style:name="P41" style:family="paragraph" style:parent-style-name="Standard">
      <style:paragraph-properties fo:line-height="150%" fo:text-align="justify" style:justify-single-word="false"/>
      <style:text-properties fo:font-size="10pt" fo:language="nb" fo:country="NO" style:font-size-asian="10pt" style:font-size-complex="10pt"/>
    </style:style>
    <style:style style:name="P42"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43"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44" style:family="paragraph" style:parent-style-name="Standard">
      <style:paragraph-properties fo:break-before="page">
        <style:tab-stops>
          <style:tab-stop style:position="1.2799in"/>
        </style:tab-stops>
      </style:paragraph-properties>
    </style:style>
    <style:style style:name="P45" style:family="paragraph" style:parent-style-name="Stil_20_Overskrift_20_1_20__2b__20_Linjeavstand_3a__20__20_Halvannen">
      <style:paragraph-properties fo:line-height="100%" fo:text-align="center" style:justify-single-word="false" fo:break-before="page"/>
      <style:text-properties fo:font-size="11pt" style:font-size-asian="11pt" style:font-size-complex="11pt"/>
    </style:style>
    <style:style style:name="P46"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text-properties fo:font-size="11pt" fo:language="nb" fo:country="NO" style:font-size-asian="11pt" style:font-size-complex="11pt"/>
    </style:style>
    <style:style style:name="P47"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8" style:family="paragraph" style:parent-style-name="Standard">
      <style:paragraph-properties fo:margin-left="0.25in" fo:margin-right="0in" fo:line-height="150%"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9" style:family="paragraph" style:parent-style-name="Stil1">
      <style:paragraph-properties fo:margin-top="0in" fo:margin-bottom="0in" fo:line-height="150%"/>
    </style:style>
    <style:style style:name="P50" style:family="paragraph" style:parent-style-name="Stil1">
      <style:paragraph-properties fo:margin-top="0in" fo:margin-bottom="0in" fo:line-height="150%"/>
      <style:text-properties fo:font-size="11pt" fo:font-weight="bold" style:font-size-asian="11pt" style:font-weight-asian="bold" style:font-size-complex="11pt"/>
    </style:style>
    <style:style style:name="P51" style:family="paragraph" style:parent-style-name="Stil1">
      <style:paragraph-properties fo:margin-top="0in" fo:margin-bottom="0in" fo:line-height="150%"/>
      <style:text-properties fo:font-size="11pt" fo:font-weight="bold" style:font-size-asian="11pt" style:language-asian="en" style:country-asian="US" style:font-weight-asian="bold" style:font-size-complex="11pt" style:font-weight-complex="bold"/>
    </style:style>
    <style:style style:name="P52" style:family="paragraph" style:parent-style-name="Stil1">
      <style:paragraph-properties fo:margin-top="0in" fo:margin-bottom="0in" style:line-height-at-least="0.222in"/>
      <style:text-properties fo:font-size="11pt" fo:font-weight="bold" style:font-size-asian="11pt" style:language-asian="en" style:country-asian="US" style:font-weight-asian="bold" style:font-size-complex="11pt" style:font-weight-complex="bold"/>
    </style:style>
    <style:style style:name="P53" style:family="paragraph" style:parent-style-name="Stil1">
      <style:paragraph-properties fo:margin-top="0in" fo:margin-bottom="0in" style:snap-to-layout-grid="false"/>
      <style:text-properties fo:font-size="11pt" style:font-size-asian="11pt" style:font-size-complex="11pt"/>
    </style:style>
    <style:style style:name="P54" style:family="paragraph" style:parent-style-name="Stil1">
      <style:paragraph-properties fo:margin-top="0in" fo:margin-bottom="0in">
        <style:tab-stops>
          <style:tab-stop style:position="2.25in"/>
          <style:tab-stop style:position="4.6252in"/>
        </style:tab-stops>
      </style:paragraph-properties>
      <style:text-properties fo:font-size="11pt" style:font-size-asian="11pt" style:font-size-complex="11pt"/>
    </style:style>
    <style:style style:name="P55" style:family="paragraph" style:parent-style-name="Stil1">
      <style:paragraph-properties fo:margin-top="0in" fo:margin-bottom="0in" fo:line-height="150%" fo:text-align="justify" style:justify-single-word="false"/>
      <style:text-properties fo:font-size="11pt" style:font-size-asian="11pt" style:font-size-complex="11pt"/>
    </style:style>
    <style:style style:name="P56"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57" style:family="paragraph" style:parent-style-name="Stil1">
      <style:paragraph-properties fo:margin-top="0in" fo:margin-bottom="0in" fo:text-align="justify" style:justify-single-word="false"/>
      <style:text-properties fo:font-size="11pt" style:font-size-asian="11pt" style:language-asian="en" style:country-asian="US" style:font-size-complex="11pt"/>
    </style:style>
    <style:style style:name="P58" style:family="paragraph" style:parent-style-name="Stil1">
      <style:paragraph-properties fo:margin-top="0in" fo:margin-bottom="0in" fo:text-align="center" style:justify-single-word="false"/>
      <style:text-properties fo:font-size="11pt" style:font-size-asian="11pt" style:language-asian="en" style:country-asian="US" style:font-size-complex="11pt" style:font-weight-complex="bold"/>
    </style:style>
    <style:style style:name="P5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60"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1" style:family="paragraph" style:parent-style-name="Stil1">
      <style:paragraph-properties fo:margin-top="0in" fo:margin-bottom="0in" style:line-height-at-least="0.222in" fo:text-align="justify" style:justify-single-word="false"/>
    </style:style>
    <style:style style:name="P62" style:family="paragraph" style:parent-style-name="Stil1">
      <style:paragraph-properties fo:margin-top="0in" fo:margin-bottom="0in" fo:line-height="150%" fo:text-align="center" style:justify-single-word="false"/>
      <style:text-properties fo:font-size="14pt" fo:font-weight="bold" style:font-size-asian="14pt" style:font-weight-asian="bold" style:font-size-complex="14pt"/>
    </style:style>
    <style:style style:name="P63" style:family="paragraph" style:parent-style-name="Stil1">
      <style:paragraph-properties fo:margin-top="0in" fo:margin-bottom="0in" fo:text-align="center" style:justify-single-word="false"/>
      <style:text-properties fo:font-size="14pt" fo:font-weight="bold" style:font-size-asian="14pt" style:font-weight-asian="bold" style:font-size-complex="14pt"/>
    </style:style>
    <style:style style:name="P64" style:family="paragraph" style:parent-style-name="Stil1">
      <style:paragraph-properties fo:margin-top="0in" fo:margin-bottom="0in" fo:line-height="150%" fo:break-before="page"/>
    </style:style>
    <style:style style:name="P65" style:family="paragraph" style:parent-style-name="Stil1">
      <style:paragraph-properties fo:margin-left="0.5in" fo:margin-right="0in" fo:margin-top="0in" fo:margin-bottom="0in" fo:text-align="center" style:justify-single-word="false" fo:text-indent="-0.5in" style:auto-text-indent="false" style:snap-to-layout-grid="false"/>
      <style:text-properties fo:font-size="11pt" style:font-size-asian="11pt" style:language-asian="en" style:country-asian="US" style:font-size-complex="11pt" style:font-weight-complex="bold"/>
    </style:style>
    <style:style style:name="P66" style:family="paragraph" style:parent-style-name="Standard">
      <style:paragraph-properties fo:margin-top="0.0835in" fo:margin-bottom="0in" style:snap-to-layout-grid="false"/>
      <style:text-properties fo:font-size="11pt" style:font-size-asian="11pt" style:font-size-complex="11pt"/>
    </style:style>
    <style:style style:name="P67"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style:font-size-asian="11pt" style:font-size-complex="11pt"/>
    </style:style>
    <style:style style:name="P68"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font-size-complex="14pt"/>
    </style:style>
    <style:style style:name="P6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70"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71" style:family="paragraph" style:parent-style-name="Heading_20_2">
      <style:paragraph-properties style:snap-to-layout-grid="false"/>
      <style:text-properties fo:font-size="11pt" fo:font-weight="normal" style:font-size-asian="11pt" style:font-weight-asian="normal" style:font-size-complex="11pt"/>
    </style:style>
    <style:style style:name="P72" style:family="paragraph">
      <style:paragraph-properties fo:text-align="start"/>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language-asian="en" style:country-asian="US" style:font-weight-asian="bold" style:font-size-complex="11pt" style:font-weight-complex="bold"/>
    </style:style>
    <style:style style:name="T5" style:family="text">
      <style:text-properties fo:font-size="11pt" fo:language="nb" fo:country="NO" fo:font-weight="bold" style:font-size-asian="11pt" style:font-weight-asian="bold" style:font-size-complex="11pt"/>
    </style:style>
    <style:style style:name="T6" style:family="text">
      <style:text-properties fo:font-size="11pt" fo:language="nb" fo:country="NO" fo:font-weight="bold" style:font-size-asian="11pt" style:font-weight-asian="bold" style:font-size-complex="11pt" style:font-weight-complex="bold"/>
    </style:style>
    <style:style style:name="T7" style:family="text">
      <style:text-properties fo:font-size="11pt" fo:language="nb" fo:country="NO" style:font-size-asian="11pt" style:font-size-complex="11pt"/>
    </style:style>
    <style:style style:name="T8" style:family="text">
      <style:text-properties fo:font-size="11pt" fo:language="nb" fo:country="NO" style:font-size-asian="11pt" style:font-size-complex="11pt" style:font-weight-complex="bold"/>
    </style:style>
    <style:style style:name="T9" style:family="text">
      <style:text-properties fo:font-size="11pt" fo:language="nb" fo:country="NO" style:text-underline-style="solid" style:text-underline-width="auto" style:text-underline-color="font-color" style:font-size-asian="11pt" style:font-size-complex="11pt"/>
    </style:style>
    <style:style style:name="T10" style:family="text">
      <style:text-properties fo:font-size="11pt" fo:language="nb" fo:country="NO" fo:font-style="italic" style:font-size-asian="11pt" style:font-style-asian="italic" style:font-size-complex="11pt"/>
    </style:style>
    <style:style style:name="T11" style:family="text">
      <style:text-properties fo:font-size="11pt" fo:language="nb" fo:country="NO" fo:font-style="italic" style:font-size-asian="11pt" style:font-style-asian="italic" style:font-size-complex="11pt" style:font-weight-complex="bold"/>
    </style:style>
    <style:style style:name="T12" style:family="text">
      <style:text-properties fo:font-size="11pt" fo:language="nb" fo:country="NO" fo:font-style="italic" fo:font-weight="bold" style:font-size-asian="11pt" style:font-style-asian="italic" style:font-weight-asian="bold" style:font-size-complex="11pt"/>
    </style:style>
    <style:style style:name="T13" style:family="text">
      <style:text-properties fo:font-size="10pt" style:font-size-asian="10pt" style:font-size-complex="10pt"/>
    </style:style>
    <style:style style:name="T14" style:family="text">
      <style:text-properties fo:font-size="10pt" fo:language="nb" fo:country="NO" style:font-size-asian="10pt" style:font-size-complex="10pt"/>
    </style:style>
    <style:style style:name="T15" style:family="text">
      <style:text-properties fo:font-size="10pt" fo:language="nb" fo:country="NO" style:font-name-asian="Arial Unicode MS1" style:font-size-asian="10pt" style:language-asian="zxx" style:country-asian="none" style:font-size-complex="10pt"/>
    </style:style>
    <style:style style:name="T16" style:family="text">
      <style:text-properties fo:font-size="10pt" fo:language="nb" fo:country="NO" fo:font-weight="bold" style:font-name-asian="Arial Unicode MS1" style:font-size-asian="10pt" style:language-asian="zxx" style:country-asian="none" style:font-weight-asian="bold" style:font-size-complex="10pt"/>
    </style:style>
    <style:style style:name="T17" style:family="text">
      <style:text-properties fo:color="#000000" style:font-name="Times New Roman1" fo:font-size="11pt" fo:language="nb" fo:country="NO" style:font-size-asian="11pt" style:font-name-complex="Times New Roman1" style:font-size-complex="11pt"/>
    </style:style>
    <style:style style:name="T18" style:family="text">
      <style:text-properties fo:color="#000000" fo:font-size="11pt" fo:language="nb" fo:country="NO" style:font-size-asian="11pt" style:font-size-complex="11pt"/>
    </style:style>
    <style:style style:name="T1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1"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2" form:control-implementation="ooo:com.sun.star.form.component.CheckBox" xml:id="control2"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3"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4" form:id="control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6" form:id="control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xml:id="control8"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0"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1"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xml:id="control12"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13"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14" form:id="control1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5"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7"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68">SØKNADS- <text:s/>OG <text:s/>AVTALESKJEMA <text:s/>FOR <text:s/>OPPTAK<text:line-break/>TIL <text:s/>ORGANISERT <text:s/>DOKTORGRADSUTDANNING </text:p>
          <text:p text:style-name="P62">VED <text:s/>DET <text:s/>MATEMATISK-NATURVITENSKAPELIGE <text:s/>FAKULTET</text:p>
          <text:p text:style-name="P63">UNIVERSITETET <text:s/>I <text:s/>OSLO </text:p>
          <text:p text:style-name="P43"/>
          <text:p text:style-name="Body_20_Text_20_2"><text:span text:style-name="T1">Søknaden skal fylles ut på PC, skrives ut, undertegnes og sendes til den grunnenheten søkeren ønsker å knytte seg til </text:span><text:span text:style-name="T2">innen 2 måneder etter oppstart på doktorgradsutdanningen</text:span><text:span text:style-name="T1">.</text:span></text:p>
          <text:p text:style-name="Standard"><text:span text:style-name="Char"><text:span text:style-name="T1">Undertegnede søker om opptak til ph.d.-programmet ved (velg fra rullgardinmenyen)</text:span></text:span><text:span text:style-name="T5">:</text:span></text:p>
          <text:p text:style-name="P10"/>
          <text:p text:style-name="P42"><text:bookmark-start text:name="Institutter"/><text:span text:style-name="T3"><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span><text:bookmark-end text:name="Institutter"/><text:span text:style-name="T3"> </text:span></text:p>
          <text:p text:style-name="P35"><text:span text:style-name="T6">Personopplysninger</text:span><text:span text:style-name="T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1">Etternavn (alle):</text:p>
                <text:p text:style-name="P10"><text:bookmark-start text:name="Text160"/><text:text-input text:description="Text160">Kjernsmo</text:text-input><text:bookmark-end text:name="Text160"/></text:p>
              </table:table-cell>
              <table:covered-table-cell/>
              <table:covered-table-cell/>
              <table:table-cell table:style-name="Table1.D1" table:number-columns-spanned="3" office:value-type="string">
                <text:p text:style-name="P11">Fornavn og mellomnavn (alle):</text:p>
                <text:p text:style-name="P10"><text:bookmark-start text:name="Text1"/><text:text-input text:description="Text1">Kjetil</text:text-input><text:bookmark-end text:name="Text1"/></text:p>
              </table:table-cell>
              <table:covered-table-cell/>
              <table:covered-table-cell/>
            </table:table-row>
            <table:table-row table:style-name="Table1.2">
              <table:table-cell table:style-name="Table1.A1" table:number-columns-spanned="2" office:value-type="string">
                <text:p text:style-name="P39"><text:span text:style-name="T7">Fødselsnummer (11 siffer) eller fødselsdato:</text:span><text:bookmark-start text:name="Text2"/><text:span text:style-name="T7"><text:text-input text:description="Text2">14087341357</text:text-input></text:span><text:bookmark-end text:name="Text2"/></text:p>
              </table:table-cell>
              <table:covered-table-cell/>
              <table:table-cell table:style-name="Table1.A1" table:number-columns-spanned="3" office:value-type="string">
                <text:p text:style-name="P39"><text:span text:style-name="T7">Statsborgerskap</text:span><text:span text:style-name="T7">:</text:span></text:p>
                <text:p text:style-name="P10"><text:bookmark-start text:name="Text3"/><text:text-input text:description="Text3">Norsk</text:text-input><text:bookmark-end text:name="Text3"/></text:p>
              </table:table-cell>
              <table:covered-table-cell/>
              <table:covered-table-cell/>
              <table:table-cell table:style-name="Table1.D1" office:value-type="string">
                <text:p text:style-name="P11">Kjønn:</text:p>
                <text:p text:style-name="P10"><text:bookmark-start text:name="Text4"/><text:text-input text:description="Text4">M</text:text-input><text:bookmark-end text:name="Text4"/></text:p>
              </table:table-cell>
            </table:table-row>
            <table:table-row table:style-name="Table1.3">
              <table:table-cell table:style-name="Table1.D1" table:number-columns-spanned="6" office:value-type="string">
                <text:p text:style-name="P11">Bostedsadresse:</text:p>
                <text:p text:style-name="P10"><text:bookmark-start text:name="Text5"/><text:text-input text:description="Text5">Olaf Bulls vei 72</text:text-input><text:bookmark-end text:name="Text5"/></text:p>
              </table:table-cell>
              <table:covered-table-cell/>
              <table:covered-table-cell/>
              <table:covered-table-cell/>
              <table:covered-table-cell/>
              <table:covered-table-cell/>
            </table:table-row>
            <table:table-row table:style-name="Table1.4">
              <table:table-cell table:style-name="Table1.A1" office:value-type="string">
                <text:p text:style-name="P11">Postnummer og sted:</text:p>
                <text:p text:style-name="Standard"><text:bookmark-start text:name="Text6"/><text:span text:style-name="T7"><text:text-input text:description="Text6">0765</text:text-input></text:span><text:bookmark-end text:name="Text6"/><text:span text:style-name="T7"> <text:s text:c="2"/></text:span><text:span text:style-name="T7"><text:text-input text:description="Text7">Oslo</text:text-input></text:span></text:p>
              </table:table-cell>
              <table:table-cell table:style-name="Table1.A1" table:number-columns-spanned="2" office:value-type="string">
                <text:p text:style-name="P39"><text:span text:style-name="T7">Land</text:span><text:span text:style-name="T7">:</text:span></text:p>
                <text:p text:style-name="P10"><text:bookmark-start text:name="Text7"/><text:text-input text:description="Text7">Norge</text:text-input><text:bookmark-end text:name="Text7"/></text:p>
              </table:table-cell>
              <table:covered-table-cell/>
              <table:table-cell table:style-name="Table1.A1" office:value-type="string">
                <text:p text:style-name="P11">Telefon (privat):</text:p>
                <text:p text:style-name="P10"><text:bookmark-start text:name="Text8"/><text:text-input text:description="Text8">     </text:text-input><text:bookmark-end text:name="Text8"/></text:p>
              </table:table-cell>
              <table:table-cell table:style-name="Table1.D1" table:number-columns-spanned="2" office:value-type="string">
                <text:p text:style-name="P11">Mobiltelefon:</text:p>
                <text:p text:style-name="P10"><text:bookmark-start text:name="Text9"/><text:text-input text:description="Text9">98648234</text:text-input><text:bookmark-end text:name="Text9"/></text:p>
              </table:table-cell>
              <table:covered-table-cell/>
            </table:table-row>
            <table:table-row table:style-name="Table1.5">
              <table:table-cell table:style-name="Table1.D1" table:number-columns-spanned="6" office:value-type="string">
                <text:p text:style-name="P39"><text:span text:style-name="T7">E-postadresse: </text:span><text:bookmark-start text:name="Text10"/><text:span text:style-name="T7"><text:text-input text:description="Text10">kjekje@ifi.uio.no</text:text-input></text:span><text:bookmark-end text:name="Text10"/></text:p>
              </table:table-cell>
              <table:covered-table-cell/>
              <table:covered-table-cell/>
              <table:covered-table-cell/>
              <table:covered-table-cell/>
              <table:covered-table-cell/>
            </table:table-row>
          </table:table>
          <text:p text:style-name="P5"/>
          <text:p text:style-name="P30">Avtalens varighet:</text:p>
          <table:table table:name="Table2" table:style-name="Table2">
            <table:table-column table:style-name="Table2.A"/>
            <table:table-column table:style-name="Table2.B"/>
            <table:table-row table:style-name="Table2.1">
              <table:table-cell table:style-name="Table2.A1" office:value-type="string">
                <text:p text:style-name="P36"><text:span text:style-name="T7">Avtalen gjelder f.o.m. (dd.mm.åå):</text:span><text:bookmark-start text:name="Text16"/><text:span text:style-name="T7"> </text:span><text:span text:style-name="T7"><text:text-input text:description="Text16">01.10.10</text:text-input></text:span><text:bookmark-end text:name="Text16"/></text:p>
              </table:table-cell>
              <table:table-cell table:style-name="Table2.B1" office:value-type="string">
                <text:p text:style-name="P36"><text:span text:style-name="T7">t.o.m. (dd.mm.åå.):</text:span><text:bookmark-start text:name="Text17"/><text:span text:style-name="T7"> </text:span><text:span text:style-name="T7"><text:text-input text:description="Text17">03.02.15</text:text-input></text:span><text:bookmark-end text:name="Text17"/></text:p>
              </table:table-cell>
            </table:table-row>
            <table:table-row table:style-name="Table2.2">
              <table:table-cell table:style-name="Table2.B1" table:number-columns-spanned="2" office:value-type="string">
                <text:p text:style-name="P13">Hvor stor del av tiden skal tilbringes ved UiO, residensplikt (se ph.d.-programmet for Det matematisk-naturvitenskapelige fakultet punkt 6.7)? </text:p>
                <text:p text:style-name="P35"><text:span text:style-name="T7">Angi % -andel </text:span><text:span text:style-name="T7"><text:text-input text:description="Text159">100</text:text-input></text:span><text:span text:style-name="T7"> og tidsrom: </text:span><text:bookmark-start text:name="Text159"/><text:span text:style-name="T7"><text:text-input text:description="Text159">hele</text:text-input></text:span><text:bookmark-end text:name="Text159"/></text:p>
              </table:table-cell>
              <table:covered-table-cell/>
            </table:table-row>
          </table:table>
          <text:p text:style-name="P23"/>
          <text:p text:style-name="P23">Arbeidsplass:</text:p>
          <text:p text:style-name="P35"><text:span text:style-name="T7">Kandi</text:span><text:span text:style-name="T7">daten skal ha arbeidsplass ved:</text:span></text:p>
          <table:table table:name="Table3" table:style-name="Table3">
            <table:table-column table:style-name="Table3.A"/>
            <table:table-row table:style-name="Table3.1">
              <table:table-cell table:style-name="Table3.A1" office:value-type="string">
                <text:p text:style-name="P13">Grunnenhet/ekstern institusjon (samarbeidsavtale med ekstern institusjon skal vedlegges)</text:p>
                <text:p text:style-name="P12"><text:bookmark-start text:name="Text135"/><text:text-input text:description="Text135">Institutt for Informatikk</text:text-input><text:bookmark-end text:name="Text135"/></text:p>
              </table:table-cell>
            </table:table-row>
          </table:table>
          <text:p text:style-name="P51"/>
          <text:p text:style-name="P49"><text:span text:style-name="T4">Finansiering </text:span><text:span text:style-name="Char"><text:span text:style-name="T1">(velg fra rullgardinmenyen)</text:span></text:span><text:span text:style-name="T4">:</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71" text:outline-level="2">Finansieringskilde</text:h>
              </table:table-cell>
              <table:table-cell table:number-columns-spanned="2">
                <table:table table:is-sub-table="true">
                  <table:table-column table:style-name="Table4.B"/>
                  <table:table-column table:style-name="Table4.C"/>
                  <table:table-row table:style-name="Table4.B1.1">
                    <table:table-cell table:style-name="Table4.B1.1.1" table:number-columns-spanned="2" office:value-type="string">
                      <text:h text:style-name="P71" text:outline-level="2">Periode</text:h>
                    </table:table-cell>
                    <table:covered-table-cell/>
                  </table:table-row>
                  <table:table-row table:style-name="Table4.B1.2">
                    <table:table-cell table:style-name="Table4.A1" office:value-type="string">
                      <text:p text:style-name="P3"><text:span text:style-name="T8">f</text:span><text:span text:style-name="T8">.o.m. (dd.mm.åååå)</text:span></text:p>
                    </table:table-cell>
                    <table:table-cell table:style-name="Table4.B1.1.1" office:value-type="string">
                      <text:p text:style-name="P20">t.o.m. (dd.mm.ååå)</text:p>
                    </table:table-cell>
                  </table:table-row>
                </table:table>
              </table:table-cell>
              <table:covered-table-cell/>
            </table:table-row>
            <table:table-row table:style-name="Table4.2">
              <table:table-cell table:style-name="Table4.A1" office:value-type="string">
                <text:p text:style-name="P39"><text:span text:style-name="T14"><text:text-input text:description="">100</text:text-input></text:span><text:span text:style-name="T14">%</text:span><text:span text:style-name="T15"> </text:span><text:span text:style-name="T16"><text:drop-down text:name=""><text:label text:value="                                                  "/><text:label text:current-selected="true"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Universitetsstipend</text:drop-down></text:span></text:p>
              </table:table-cell>
              <table:table-cell table:style-name="Table4.A1" office:value-type="string">
                <text:p text:style-name="P11"><text:bookmark-start text:name="Text146"/><text:text-input text:description="Text146">01.10.10</text:text-input><text:bookmark-end text:name="Text146"/></text:p>
              </table:table-cell>
              <table:table-cell table:style-name="Table4.B1.1.1" office:value-type="string">
                <text:p text:style-name="P11"><text:bookmark-start text:name="Text149"/><text:text-input text:description="Text149">03.02.15</text:text-input><text:bookmark-end text:name="Text149"/></text:p>
              </table:table-cell>
            </table:table-row>
            <table:table-row table:style-name="Table4.3">
              <table:table-cell table:style-name="Table4.A1" office:value-type="string">
                <text:p text:style-name="P39"><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7"/><text:text-input text:description="Text147">     </text:text-input><text:bookmark-end text:name="Text147"/></text:p>
              </table:table-cell>
              <table:table-cell table:style-name="Table4.B1.1.1" office:value-type="string">
                <text:p text:style-name="P11"><text:bookmark-start text:name="Text150"/><text:text-input text:description="Text150">     </text:text-input><text:bookmark-end text:name="Text150"/></text:p>
              </table:table-cell>
            </table:table-row>
            <table:table-row table:style-name="Table4.2">
              <table:table-cell table:style-name="Table4.A1" office:value-type="string">
                <text:p text:style-name="P39"><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8"/><text:text-input text:description="Text148">     </text:text-input><text:bookmark-end text:name="Text148"/></text:p>
              </table:table-cell>
              <table:table-cell table:style-name="Table4.B1.1.1" office:value-type="string">
                <text:p text:style-name="P11"><text:bookmark-start text:name="Text151"/><text:text-input text:description="Text151">     </text:text-input><text:bookmark-end text:name="Text151"/></text:p>
              </table:table-cell>
            </table:table-row>
          </table:table>
          <text:p text:style-name="P50"/>
          <text:p text:style-name="P50"/>
          <text:p text:style-name="P49"><text:soft-page-break/><text:span text:style-name="T1">Pliktarbeid </text:span><text:span text:style-name="Char"><text:span text:style-name="T1">(velg fra rullgardinmenyen)</text:span></text:span><text:span text:style-name="T1">: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ype pliktarbeid</text:p>
              </table:table-cell>
              <table:table-cell table:style-name="Table5.A1" office:value-type="string">
                <text:p text:style-name="P15"><text:s/>Total prosentandel <text:line-break/>av arbeidstid</text:p>
              </table:table-cell>
              <table:table-cell table:style-name="Table5.C1" office:value-type="string">
                <text:p text:style-name="P3"><text:span text:style-name="T7">Eventuelt pliktarbeidet utføres </text:span><text:span text:style-name="T7"><text:line-break/>ved (arbeidssted):</text:span></text:p>
              </table:table-cell>
            </table:table-row>
            <table:table-row table:style-name="Table5.2">
              <table:table-cell table:style-name="Table5.A1" office:value-type="string">
                <text:p text:style-name="P3"><text:span text:style-name="T13"><text:drop-down text:name=""><text:label text:value="                            "/><text:label text:current-selected="true" text:value="Undervisning"/><text:label text:value="Forskningsbistand"/><text:label text:value="Rådgivning/veilednig"/><text:label text:value="Laboratoriearbeid"/><text:label text:value="Arbeid med samlinger"/><text:label text:value="Administrasjon"/><text:label text:value="Annet, spesifiser"/>Undervisning</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able:table-cell>
              <table:table-cell table:style-name="Table5.A1" office:value-type="string">
                <text:p text:style-name="P15"><text:text-input text:description="">25</text:text-input></text:p>
              </table:table-cell>
              <table:table-cell table:style-name="Table5.C1" office:value-type="string">
                <text:p text:style-name="P15"><text:text-input text:description="">Inst for informatikk</text:text-input></text:p>
                <text:p text:style-name="P14"><text:text-input text:description="">     </text:text-input></text:p>
                <text:p text:style-name="P14"><text:text-input text:description="">     </text:text-input></text:p>
              </table:table-cell>
            </table:table-row>
          </table:table>
          <text:p text:style-name="P5"/>
          <text:p text:style-name="P26">Faglig bakgrunn:</text:p>
          <text:p text:style-name="P12">Akademisk grad som danner bakgrunn for opptak:</text:p>
          <table:table table:name="Table6" table:style-name="Table6">
            <table:table-column table:style-name="Table6.A"/>
            <table:table-column table:style-name="Table6.B"/>
            <table:table-row table:style-name="Table6.1">
              <table:table-cell table:style-name="Table6.A1" office:value-type="string">
                <text:p text:style-name="P53">Gradens navn: </text:p>
              </table:table-cell>
              <table:table-cell table:style-name="Table6.B1" office:value-type="string">
                <text:p text:style-name="P7"><text:bookmark-start text:name="Text18"/><text:text-input text:description="Text18">Cand. Scient.</text:text-input><text:bookmark-end text:name="Text18"/></text:p>
              </table:table-cell>
            </table:table-row>
            <table:table-row table:style-name="Table6.2">
              <table:table-cell table:style-name="Table6.A1" office:value-type="string">
                <text:p text:style-name="P11">Studieretning: </text:p>
              </table:table-cell>
              <table:table-cell table:style-name="Table6.B1" office:value-type="string">
                <text:p text:style-name="P7"><text:text-input text:description="">Astronomi</text:text-input></text:p>
              </table:table-cell>
            </table:table-row>
            <table:table-row table:style-name="Table6.3">
              <table:table-cell table:style-name="Table6.A1" office:value-type="string">
                <text:p text:style-name="P11">Lærested: </text:p>
              </table:table-cell>
              <table:table-cell table:style-name="Table6.B1" office:value-type="string">
                <text:p text:style-name="P11"><text:bookmark-start text:name="Text21"/><text:text-input text:description="Text21">UiO</text:text-input><text:bookmark-end text:name="Text21"/></text:p>
              </table:table-cell>
            </table:table-row>
            <table:table-row table:style-name="Table6.4">
              <table:table-cell table:style-name="Table6.A1" office:value-type="string">
                <text:p text:style-name="P11">Eksamenssemester og -år: </text:p>
              </table:table-cell>
              <table:table-cell table:style-name="Table6.B1" office:value-type="string">
                <text:p text:style-name="P11"><text:bookmark-start text:name="Text22"/><text:text-input text:description="Text22">Vår 2002</text:text-input><text:bookmark-end text:name="Text22"/></text:p>
              </table:table-cell>
            </table:table-row>
            <table:table-row table:style-name="Table6.5">
              <table:table-cell table:style-name="Table6.A1" office:value-type="string">
                <text:p text:style-name="P11">Tittel på hoved/masteroppgave el.l.: </text:p>
              </table:table-cell>
              <table:table-cell table:style-name="Table6.B1" office:value-type="string">
                <text:p text:style-name="P11"><text:bookmark-start text:name="Text23"/><text:text-input text:description="Text23">Gravitational Microlensing of Quasar Clouds</text:text-input><text:bookmark-end text:name="Text23"/></text:p>
              </table:table-cell>
            </table:table-row>
          </table:table>
          <text:p text:style-name="P35"/>
          <text:p text:style-name="P35"><text:span text:style-name="T7">Utdanning etter videregå</text:span><text:span text:style-name="T7">ende skole, vitnemål vedlegg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Type utdanning</text:p>
              </table:table-cell>
              <table:table-cell table:style-name="Table7.A1" office:value-type="string">
                <text:p text:style-name="P56">Lærested</text:p>
              </table:table-cell>
              <table:table-cell table:style-name="Table7.C1" office:value-type="string">
                <text:p text:style-name="P56">Eksamenssemester/år</text:p>
              </table:table-cell>
            </table:table-row>
            <table:table-row table:style-name="Table7.2">
              <table:table-cell table:style-name="Table7.A1" office:value-type="string">
                <text:p text:style-name="P11"><text:bookmark-start text:name="Text43"/><text:text-input text:description="Text43">Cand. Mag.</text:text-input><text:bookmark-end text:name="Text43"/></text:p>
              </table:table-cell>
              <table:table-cell table:style-name="Table7.A1" office:value-type="string">
                <text:p text:style-name="P11"><text:bookmark-start text:name="Text47"/><text:text-input text:description="Text47">UiO</text:text-input><text:bookmark-end text:name="Text47"/></text:p>
              </table:table-cell>
              <table:table-cell table:style-name="Table7.C1" office:value-type="string">
                <text:p text:style-name="P11"><text:bookmark-start text:name="Text51"/><text:text-input text:description="Text51">H1996</text:text-input><text:bookmark-end text:name="Text51"/></text:p>
              </table:table-cell>
            </table:table-row>
            <table:table-row table:style-name="Table7.2">
              <table:table-cell table:style-name="Table7.A1" office:value-type="string">
                <text:p text:style-name="P11"><text:bookmark-start text:name="Text44"/><text:text-input text:description="Text44">Cand. Scient.</text:text-input><text:bookmark-end text:name="Text44"/></text:p>
              </table:table-cell>
              <table:table-cell table:style-name="Table7.A1" office:value-type="string">
                <text:p text:style-name="P11"><text:bookmark-start text:name="Text48"/><text:text-input text:description="Text48">UiO</text:text-input><text:bookmark-end text:name="Text48"/></text:p>
              </table:table-cell>
              <table:table-cell table:style-name="Table7.C1" office:value-type="string">
                <text:p text:style-name="P11"><text:bookmark-start text:name="Text52"/><text:text-input text:description="Text52">V2002</text:text-input><text:bookmark-end text:name="Text52"/></text:p>
              </table:table-cell>
            </table:table-row>
            <table:table-row table:style-name="Table7.2">
              <table:table-cell table:style-name="Table7.A1" office:value-type="string">
                <text:p text:style-name="P11"><text:bookmark-start text:name="Text45"/><text:text-input text:description="Text45">     </text:text-input><text:bookmark-end text:name="Text45"/></text:p>
              </table:table-cell>
              <table:table-cell table:style-name="Table7.A1" office:value-type="string">
                <text:p text:style-name="P11"><text:bookmark-start text:name="Text49"/><text:text-input text:description="Text49">     </text:text-input><text:bookmark-end text:name="Text49"/></text:p>
              </table:table-cell>
              <table:table-cell table:style-name="Table7.C1" office:value-type="string">
                <text:p text:style-name="P11"><text:bookmark-start text:name="Text53"/><text:text-input text:description="Text53">     </text:text-input><text:bookmark-end text:name="Text53"/></text:p>
              </table:table-cell>
            </table:table-row>
          </table:table>
          <text:p text:style-name="P26"/>
          <text:p text:style-name="P26">Planer for ph.d.-graden:</text:p>
          <text:p text:style-name="P26">Avhandlingen:</text:p>
          <table:table table:name="Table8" table:style-name="Table8">
            <table:table-column table:style-name="Table8.A"/>
            <table:table-row table:style-name="Table8.1">
              <table:table-cell table:style-name="Table8.A1" office:value-type="string">
                <text:p text:style-name="P13">Avhandlingens arbeidstittel:</text:p>
                <text:p text:style-name="P12"><text:bookmark-start text:name="Text24"/><text:text-input text:description="Text24">Statistical Methods for Federated SPARQL Query Optimization</text:text-input><text:bookmark-end text:name="Text24"/></text:p>
              </table:table-cell>
            </table:table-row>
            <table:table-row table:style-name="Table8.2">
              <table:table-cell table:style-name="Table8.A1" office:value-type="string">
                <text:p text:style-name="P39"><text:span text:style-name="T7">Vil avhandlingen være en direkte videreføring av hoved-/masteroppgaven? <text:s/></text:span><text:bookmark-start text:name="Check1"/><text:span text:style-name="T7"><draw:control text:anchor-type="as-char" draw:z-index="0" draw:style-name="gr1" draw:text-style-name="P72" svg:width="0.1252in" svg:height="0.1252in" draw:control="control1"/></text:span><text:bookmark-end text:name="Check1"/><text:span text:style-name="T7"> Ja </text:span><text:bookmark-start text:name="Check2"/><text:span text:style-name="T7"><draw:control text:anchor-type="as-char" draw:z-index="1" draw:style-name="gr1" draw:text-style-name="P72" svg:width="0.1252in" svg:height="0.1252in" draw:control="control2"/></text:span><text:bookmark-end text:name="Check2"/><text:span text:style-name="T7"> Nei</text:span></text:p>
              </table:table-cell>
            </table:table-row>
            <table:table-row table:style-name="Table8.1">
              <table:table-cell table:style-name="Table8.A3" office:value-type="string">
                <text:p text:style-name="P13">Hvis ja, utdyp svaret:</text:p>
                <text:p text:style-name="P12"><text:bookmark-start text:name="Text25"/><text:text-input text:description="Text25">     </text:text-input><text:bookmark-end text:name="Text25"/></text:p>
              </table:table-cell>
            </table:table-row>
            <table:table-row table:style-name="Table8.1">
              <table:table-cell table:style-name="Table8.A3" office:value-type="string">
                <text:p text:style-name="P13">Område for vitenskapelig spesialisering (fagfelt/forskningsgruppe):</text:p>
                <text:p text:style-name="P12"><text:bookmark-start text:name="Text26"/><text:text-input text:description="Text26"> Webteknologi og databaseteori</text:text-input><text:bookmark-end text:name="Text26"/>, gruppe "Logic and Computation"</text:p>
              </table:table-cell>
            </table:table-row>
          </table:table>
          <text:p text:style-name="P30"/>
          <text:p text:style-name="P30"/>
          <text:p text:style-name="P30"/>
          <text:p text:style-name="P30"/>
          <text:p text:style-name="P30"/>
          <text:p text:style-name="P30"/>
          <text:p text:style-name="P30"><text:soft-page-break/>Veiledning:</text:p>
          <text:p text:style-name="P2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31">Hovedveilder</text:p>
              </table:table-cell>
              <table:covered-table-cell/>
              <table:covered-table-cell/>
              <table:covered-table-cell/>
              <table:covered-table-cell/>
              <table:covered-table-cell/>
            </table:table-row>
            <table:table-row table:style-name="Table10.2">
              <table:table-cell table:style-name="Table10.A2" office:value-type="string">
                <text:p text:style-name="P11">Etternavn:</text:p>
                <text:p text:style-name="P10"><text:text-input text:description="">Giese</text:text-input></text:p>
              </table:table-cell>
              <table:table-cell table:style-name="Table10.A2" table:number-columns-spanned="3" office:value-type="string">
                <text:p text:style-name="P11">Fornavn og mellomnavn:</text:p>
                <text:p text:style-name="P10"><text:text-input text:description="Text1">Martin</text:text-input></text:p>
              </table:table-cell>
              <table:covered-table-cell/>
              <table:covered-table-cell/>
              <table:table-cell table:style-name="Table10.E2" table:number-columns-spanned="2" office:value-type="string">
                <text:p text:style-name="P11">Fødselsdato:</text:p>
                <text:p text:style-name="P10"><text:text-input text:description="Text2">140670</text:text-input></text:p>
              </table:table-cell>
              <table:covered-table-cell/>
            </table:table-row>
            <table:table-row table:style-name="Table10.3">
              <table:table-cell table:style-name="Table10.A2" table:number-columns-spanned="2" office:value-type="string">
                <text:p text:style-name="P11">Stillingstittel:</text:p>
                <text:p text:style-name="P10"><text:text-input text:description="Text10">Forsker</text:text-input></text:p>
              </table:table-cell>
              <table:covered-table-cell/>
              <table:table-cell table:style-name="Table10.A2" table:number-columns-spanned="2" office:value-type="string">
                <text:p text:style-name="P11">Grad/Tittel:</text:p>
                <text:p text:style-name="P10"><text:text-input text:description="Text10">Dr. rer. nat.</text:text-input></text:p>
              </table:table-cell>
              <table:covered-table-cell/>
              <table:table-cell table:style-name="Table10.E2" table:number-columns-spanned="2" office:value-type="string">
                <text:p text:style-name="P11">Kjønn:</text:p>
                <text:p text:style-name="P10"><text:text-input text:description="Text4">Mann</text:text-input></text:p>
              </table:table-cell>
              <table:covered-table-cell/>
            </table:table-row>
            <table:table-row table:style-name="Table10.4">
              <table:table-cell table:style-name="Table10.A2" table:number-columns-spanned="3" office:value-type="string">
                <text:p text:style-name="P11">Arbeidsstedsadresse:</text:p>
                <text:p text:style-name="P10"><text:text-input text:description="Text5">ifi</text:text-input></text:p>
              </table:table-cell>
              <table:covered-table-cell/>
              <table:covered-table-cell/>
              <table:table-cell table:style-name="Table10.A2" table:number-columns-spanned="2" office:value-type="string">
                <text:p text:style-name="P11">Postnummer og -sted:</text:p>
                <text:p text:style-name="P10"><text:text-input text:description="Text6">     </text:text-input></text:p>
              </table:table-cell>
              <table:covered-table-cell/>
              <table:table-cell table:style-name="Table10.E2" office:value-type="string">
                <text:p text:style-name="P11">Land:</text:p>
                <text:p text:style-name="P10"><text:text-input text:description="Text7">     </text:text-input></text:p>
              </table:table-cell>
            </table:table-row>
            <table:table-row table:style-name="Table10.5">
              <table:table-cell table:style-name="Table10.A2" table:number-columns-spanned="3" office:value-type="string">
                <text:p text:style-name="P39"><text:span text:style-name="T7">Telefonnr: </text:span><text:span text:style-name="T7"><text:text-input text:description="Text8">52737</text:text-input></text:span></text:p>
              </table:table-cell>
              <table:covered-table-cell/>
              <table:covered-table-cell/>
              <table:table-cell table:style-name="Table10.E2" table:number-columns-spanned="3" office:value-type="string">
                <text:p text:style-name="P39"><text:span text:style-name="T7">E-postadresse: </text:span><text:span text:style-name="T7"><text:text-input text:description="Text10">martingi@ifi.uio.no</text:text-input></text:span></text:p>
              </table:table-cell>
              <table:covered-table-cell/>
              <table:covered-table-cell/>
            </table:table-row>
          </table:table>
          <text:p text:style-name="P2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columns-spanned="7" office:value-type="string">
                <text:p text:style-name="P31">Medveileder 1 </text:p>
              </table: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11">Etternavn:</text:p>
                <text:p text:style-name="P10"><text:text-input text:description="">Waaler</text:text-input></text:p>
              </table:table-cell>
              <table:covered-table-cell/>
              <table:table-cell table:style-name="Table9.A2" table:number-columns-spanned="3" office:value-type="string">
                <text:p text:style-name="P11">Fornavn og mellomnavn:</text:p>
                <text:p text:style-name="P10"><text:text-input text:description="Text1">Arild</text:text-input></text:p>
              </table:table-cell>
              <table:covered-table-cell/>
              <table:covered-table-cell/>
              <table:table-cell table:style-name="Table9.F2" table:number-columns-spanned="2" office:value-type="string">
                <text:p text:style-name="P11">Fødselsdato:</text:p>
                <text:p text:style-name="P10"><text:text-input text:description="Text2">030665</text:text-input></text:p>
              </table:table-cell>
              <table:covered-table-cell/>
            </table:table-row>
            <table:table-row table:style-name="Table9.3">
              <table:table-cell table:style-name="Table9.A2" table:number-columns-spanned="3" office:value-type="string">
                <text:p text:style-name="P11">Stillingstittel:</text:p>
                <text:p text:style-name="P10"><text:text-input text:description="Text10">Professor</text:text-input></text:p>
              </table:table-cell>
              <table:covered-table-cell/>
              <table:covered-table-cell/>
              <table:table-cell table:style-name="Table9.A2" table:number-columns-spanned="2" office:value-type="string">
                <text:p text:style-name="P7">Grad/Tittel:</text:p>
                <text:p text:style-name="P4"><text:text-input text:description="Text10">Dr. philos.</text:text-input></text:p>
              </table:table-cell>
              <table:covered-table-cell/>
              <table:table-cell table:style-name="Table9.F2" table:number-columns-spanned="2" office:value-type="string">
                <text:p text:style-name="P11">Kjønn:</text:p>
                <text:p text:style-name="P10"><text:text-input text:description="Text4">Mann</text:text-input></text:p>
              </table:table-cell>
              <table:covered-table-cell/>
            </table:table-row>
            <table:table-row table:style-name="Table9.4">
              <table:table-cell table:style-name="Table9.A2" table:number-columns-spanned="4" office:value-type="string">
                <text:p text:style-name="P11">Arbeidsstedsadresse:</text:p>
                <text:p text:style-name="P10"><text:text-input text:description="Text5">ifi</text:text-input></text:p>
              </table:table-cell>
              <table:covered-table-cell/>
              <table:covered-table-cell/>
              <table:covered-table-cell/>
              <table:table-cell table:style-name="Table9.A2" table:number-columns-spanned="2" office:value-type="string">
                <text:p text:style-name="P11">Postnummer og -sted:</text:p>
                <text:p text:style-name="P10"><text:text-input text:description="Text6">     </text:text-input></text:p>
              </table:table-cell>
              <table:covered-table-cell/>
              <table:table-cell table:style-name="Table9.F2" office:value-type="string">
                <text:p text:style-name="P11">Land: </text:p>
                <text:p text:style-name="P10"><text:text-input text:description="Text7">     </text:text-input></text:p>
              </table:table-cell>
            </table:table-row>
            <table:table-row table:style-name="Table9.5">
              <table:table-cell table:style-name="Table9.A2" office:value-type="string">
                <text:p text:style-name="P11">Telefonnr:</text:p>
                <text:p text:style-name="P10"><text:text-input text:description="Text8">40055</text:text-input></text:p>
              </table:table-cell>
              <table:table-cell table:style-name="Table9.F2" table:number-columns-spanned="6" office:value-type="string">
                <text:p text:style-name="P11">E-postadresse:</text:p>
                <text:p text:style-name="P10"><text:text-input text:description="Text10">arild@ifi.uio.no</text:text-input></text:p>
              </table:table-cell>
              <table:covered-table-cell/>
              <table:covered-table-cell/>
              <table:covered-table-cell/>
              <table:covered-table-cell/>
              <table:covered-table-cell/>
            </table:table-row>
          </table:table>
          <text:p text:style-name="P32"/>
          <text:p text:style-name="P52">Teoretisk opplæringsdel:</text:p>
          <text:p text:style-name="P61"><text:span text:style-name="Char_20_Char"><text:span text:style-name="T17">Opplæringsdelen skal normalt være på 30 studiepoeng, </text:span></text:span><text:span text:style-name="Char_20_Char"><text:span text:style-name="T17">dog ikke mer enn 40 studiepoeng, hvorav minst 20 studiepoeng skal avlegges etter opptak. Opplæringsdelen skal normalt bestå av minst 20 studiepoeng i realfag og minst 5 studiepoeng innen et emne i forskningsetikk, vitenskapsteori og vitenskapsmetode.</text:span></text:span><text:span text:style-name="T1"> Inntil 10 studiepoeng kan tas som nasjonale eller internasjonale forskerkurs eller spesialpensa i form av litteratur eller metodiske studier som er relevant for forskningsoppgaven.</text:span><text:span text:style-name="Char_20_Char"><text:span text:style-name="T17"> Elementer som skal inngå i opplæringsdelen kan ikke være eldre enn 2 år ved opptaksdato.</text:span></text:span></text:p>
          <text:p text:style-name="P5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9">Emnekode </text:p>
              </table:table-cell>
              <table:table-cell table:style-name="Table13.A1" office:value-type="string">
                <text:p text:style-name="P59">Emne navn</text:p>
              </table:table-cell>
              <table:table-cell table:style-name="Table13.A1" office:value-type="string">
                <text:p text:style-name="P65">Gis hvor</text:p>
              </table:table-cell>
              <table:table-cell table:style-name="Table13.A1" office:value-type="string">
                <text:p text:style-name="P59">Planlagt eksamens-semester og år</text:p>
              </table:table-cell>
              <table:table-cell table:style-name="Table13.E1" office:value-type="string">
                <text:p text:style-name="P59">Antall</text:p>
                <text:p text:style-name="P58">studie-poeng</text:p>
              </table:table-cell>
            </table:table-row>
            <table:table-row table:style-name="Table13.2">
              <table:table-cell table:style-name="Table13.A1" office:value-type="string">
                <text:p text:style-name="P8">MNSES9100</text:p>
              </table:table-cell>
              <table:table-cell table:style-name="Table13.A1" office:value-type="string">
                <text:p text:style-name="P8">Science, Ethics and Society</text:p>
              </table:table-cell>
              <table:table-cell table:style-name="Table13.A1" office:value-type="string">
                <text:p text:style-name="P8">UiO</text:p>
              </table:table-cell>
              <table:table-cell table:style-name="Table13.A1" office:value-type="string">
                <text:p text:style-name="P8"><text:bookmark-start text:name="Text90"/><text:text-input text:description="Text90">H2013</text:text-input><text:bookmark-end text:name="Text90"/></text:p>
              </table:table-cell>
              <table:table-cell table:style-name="Table13.E1" office:value-type="string">
                <text:p text:style-name="P8">5</text:p>
              </table:table-cell>
            </table:table-row>
            <table:table-row table:style-name="Table13.2">
              <table:table-cell table:style-name="Table13.A1" office:value-type="string">
                <text:p text:style-name="P8"><text:bookmark-start text:name="Text73"/><text:text-input text:description="Text73">INF9970</text:text-input><text:bookmark-end text:name="Text73"/></text:p>
              </table:table-cell>
              <table:table-cell table:style-name="Table13.A1" office:value-type="string">
                <text:p text:style-name="P8"><text:text-input text:description="Text72">Research Methods in Computer Science</text:text-input></text:p>
              </table:table-cell>
              <table:table-cell table:style-name="Table13.A1" office:value-type="string">
                <text:p text:style-name="P8"><text:bookmark-start text:name="Text82"/><text:text-input text:description="Text82">UiO</text:text-input><text:bookmark-end text:name="Text82"/></text:p>
              </table:table-cell>
              <table:table-cell table:style-name="Table13.A1" office:value-type="string">
                <text:p text:style-name="P8"><text:bookmark-start text:name="Text91"/><text:text-input text:description="Text91">V2012</text:text-input><text:bookmark-end text:name="Text91"/></text:p>
              </table:table-cell>
              <table:table-cell table:style-name="Table13.E1" office:value-type="string">
                <text:p text:style-name="P8"><text:bookmark-start text:name="Text100"/><text:text-input text:description="Text100">5</text:text-input><text:bookmark-end text:name="Text100"/></text:p>
              </table:table-cell>
            </table:table-row>
            <table:table-row table:style-name="Table13.2">
              <table:table-cell table:style-name="Table13.A1" office:value-type="string">
                <text:p text:style-name="P8"><text:bookmark-start text:name="Text74"/><text:text-input text:description="Text74">INF9100</text:text-input><text:bookmark-end text:name="Text74"/></text:p>
              </table:table-cell>
              <table:table-cell table:style-name="Table13.A1" office:value-type="string">
                <text:p text:style-name="P8"><text:text-input text:description="Text72">Advanced Database Systems</text:text-input></text:p>
              </table:table-cell>
              <table:table-cell table:style-name="Table13.A1" office:value-type="string">
                <text:p text:style-name="P8"><text:bookmark-start text:name="Text83"/><text:text-input text:description="Text83">UiO</text:text-input><text:bookmark-end text:name="Text83"/></text:p>
              </table:table-cell>
              <table:table-cell table:style-name="Table13.A1" office:value-type="string">
                <text:p text:style-name="P8"><text:bookmark-start text:name="Text92"/><text:text-input text:description="Text92">H2012</text:text-input><text:bookmark-end text:name="Text92"/></text:p>
              </table:table-cell>
              <table:table-cell table:style-name="Table13.E1" office:value-type="string">
                <text:p text:style-name="P8"><text:bookmark-start text:name="Text101"/><text:text-input text:description="Text101">10</text:text-input><text:bookmark-end text:name="Text101"/></text:p>
              </table:table-cell>
            </table:table-row>
            <table:table-row table:style-name="Table13.2">
              <table:table-cell table:style-name="Table13.A1" office:value-type="string">
                <text:p text:style-name="P8"><text:bookmark-start text:name="Text75"/><text:text-input text:description="Text75">INF9090</text:text-input><text:bookmark-end text:name="Text75"/></text:p>
              </table:table-cell>
              <table:table-cell table:style-name="Table13.A1" office:value-type="string">
                <text:p text:style-name="P8"><text:text-input text:description="Text72">Advanced Topics in Distributed Systems</text:text-input></text:p>
              </table:table-cell>
              <table:table-cell table:style-name="Table13.A1" office:value-type="string">
                <text:p text:style-name="P8"><text:bookmark-start text:name="Text84"/><text:text-input text:description="Text84">UiO</text:text-input><text:bookmark-end text:name="Text84"/></text:p>
              </table:table-cell>
              <table:table-cell table:style-name="Table13.A1" office:value-type="string">
                <text:p text:style-name="P8"><text:bookmark-start text:name="Text93"/><text:text-input text:description="Text93">V2013</text:text-input><text:bookmark-end text:name="Text93"/></text:p>
              </table:table-cell>
              <table:table-cell table:style-name="Table13.E1" office:value-type="string">
                <text:p text:style-name="P8"><text:text-input text:description="Text101">10</text:text-input></text:p>
              </table:table-cell>
            </table:table-row>
            <text:soft-page-break/>
            <table:table-row table:style-name="Table13.2">
              <table:table-cell table:style-name="Table13.A1" office:value-type="string">
                <text:p text:style-name="P8"><text:text-input text:description="Text75">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4">     </text:text-input></text:p>
              </table:table-cell>
              <table:table-cell table:style-name="Table13.A1" office:value-type="string">
                <text:p text:style-name="P8"><text:text-input text:description="Text93">     </text:text-input></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6"/><text:bookmark text:name="Text103"/><text:text-input text:description="Text76">     </text:text-input><text:bookmark-end text:name="Text76"/></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5"/><text:text-input text:description="Text85">     </text:text-input><text:bookmark-end text:name="Text85"/></text:p>
              </table:table-cell>
              <table:table-cell table:style-name="Table13.A1" office:value-type="string">
                <text:p text:style-name="P8"><text:bookmark-start text:name="Text94"/><text:text-input text:description="Text94">     </text:text-input><text:bookmark-end text:name="Text94"/></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7"/><text:text-input text:description="Text77">     </text:text-input><text:bookmark-end text:name="Text77"/></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6"/><text:text-input text:description="Text86">     </text:text-input><text:bookmark-end text:name="Text86"/></text:p>
              </table:table-cell>
              <table:table-cell table:style-name="Table13.A1" office:value-type="string">
                <text:p text:style-name="P8"><text:bookmark-start text:name="Text95"/><text:text-input text:description="Text95">     </text:text-input><text:bookmark-end text:name="Text95"/></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text-input text:description="Text77">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6">     </text:text-input></text:p>
              </table:table-cell>
              <table:table-cell table:style-name="Table13.A1" office:value-type="string">
                <text:p text:style-name="P8"><text:text-input text:description="Text95">     </text:text-input></text:p>
              </table:table-cell>
              <table:table-cell table:style-name="Table13.E1" office:value-type="string">
                <text:p text:style-name="P8"><text:text-input text:description="Text101">  </text:text-input></text:p>
              </table:table-cell>
            </table:table-row>
          </table:table>
          <text:p text:style-name="P51"/>
          <text:p text:style-name="P51"/>
          <text:p text:style-name="P35"><text:span text:style-name="T5">Skal du</text:span><text:span text:style-name="T5"> være tilknyttet et senter?<text:tab/>JA </text:span><text:span text:style-name="T5"><draw:control text:anchor-type="as-char" draw:z-index="2" draw:style-name="gr1" draw:text-style-name="P72" svg:width="0.1252in" svg:height="0.1252in" draw:control="control3"/></text:span><text:span text:style-name="T5"><text:tab/>NEI </text:span><text:span text:style-name="T5"><draw:control text:anchor-type="as-char" draw:z-index="3" draw:style-name="gr1" draw:text-style-name="P72" svg:width="0.1252in" svg:height="0.1252in" draw:control="control4"/></text:span><text:span text:style-name="T5"> <text:s text:c="3"/></text:span></text:p>
          <text:p text:style-name="P35"><text:span text:style-name="T7">Hvis ja, oppgi hvilken: </text:span><text:span text:style-name="T9"><text:text-input text:description="Text134">     </text:text-input></text:span></text:p>
          <text:p text:style-name="P28"/>
          <text:p text:style-name="P23"/>
          <text:p text:style-name="P35"><text:span text:style-name="T5">Skal du være tilknyttet en forskerskole?<text:tab/>JA </text:span><text:span text:style-name="T5"><draw:control text:anchor-type="as-char" draw:z-index="4" draw:style-name="gr1" draw:text-style-name="P72" svg:width="0.1252in" svg:height="0.1252in" draw:control="control5"/></text:span><text:span text:style-name="T5"><text:tab/>NEI </text:span><text:span text:style-name="T5"><draw:control text:anchor-type="as-char" draw:z-index="5" draw:style-name="gr1" draw:text-style-name="P72" svg:width="0.1252in" svg:height="0.1252in" draw:control="control6"/></text:span><text:span text:style-name="T5"> <text:s text:c="3"/></text:span></text:p>
          <text:p text:style-name="P35"><text:span text:style-name="T7">Hvis ja, oppgi hvilken: </text:span><text:span text:style-name="T9"><text:text-input text:description="Text134">     </text:text-input></text:span></text:p>
          <text:p text:style-name="P64"><text:span text:style-name="T4">Fremdrifts</text:span><text:span text:style-name="T4">plan for forskningsarbeid:</text:span></text:p>
          <text:p text:style-name="P55">Fremdriftsplanen skal ha etterprøvbare milepæler som for eksempel når de enkelte elementene i laboratorie- eller feltarbeid skal utføres og tidspunkt for bearbeiding av analyser, utenlandsopphold, ferdigstillelse av artikler, etc. Fremdriftsplanen skal brukes i forbindelse med den årlige rapporteringe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9">Semester</text:p>
              </table:table-cell>
              <table:table-cell table:style-name="Table14.A1" office:value-type="string">
                <text:p text:style-name="P59">År</text:p>
              </table:table-cell>
              <table:table-cell table:style-name="Table14.C1" office:value-type="string">
                <text:p text:style-name="P59">Gjøremål</text:p>
                <text:p text:style-name="P58">(laboratorie-/feltarbeid, publiseringer, manuskripter, </text:p>
                <text:p text:style-name="P58">prøveforelesning, disputas ol.)</text:p>
              </table:table-cell>
            </table:table-row>
            <table:table-row table:style-name="Table14.1">
              <table:table-cell table:style-name="Table14.A2" office:value-type="string">
                <text:p text:style-name="P56"><text:text-input text:description="Text117">Vår</text:text-input></text:p>
              </table:table-cell>
              <table:table-cell table:style-name="Table14.A2" office:value-type="string">
                <text:p text:style-name="P56"><text:text-input text:description="Text126">2011</text:text-input></text:p>
              </table:table-cell>
              <table:table-cell table:style-name="Table14.C2" office:value-type="string">
                <text:p text:style-name="P60"><text:text-input text:description="Text127">Literaturstudium</text:text-input></text:p>
              </table:table-cell>
            </table:table-row>
            <table:table-row table:style-name="Table14.1">
              <table:table-cell table:style-name="Table14.A2" office:value-type="string">
                <text:p text:style-name="P56"><text:text-input text:description="Text117">Høst</text:text-input></text:p>
              </table:table-cell>
              <table:table-cell table:style-name="Table14.A2" office:value-type="string">
                <text:p text:style-name="P56"><text:text-input text:description="Text126">2011</text:text-input></text:p>
              </table:table-cell>
              <table:table-cell table:style-name="Table14.C2" office:value-type="string">
                <text:p text:style-name="P60"><text:text-input text:description="Text127">Foreldrepermisjon; fullføre literaturstudium.</text:text-input></text:p>
              </table:table-cell>
            </table:table-row>
            <table:table-row table:style-name="Table14.4">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2</text:text-input></text:p>
              </table:table-cell>
              <table:table-cell table:style-name="Table14.C1" office:value-type="string">
                <text:p text:style-name="P60"><text:text-input text:description="Text127">Artikkel om "Conditional selectivity in single RDF databases" (se søknad), ferdigstilles og presenteres på egnet internasjonal konferanse.</text:text-input></text:p>
              </table:table-cell>
            </table:table-row>
            <table:table-row table:style-name="Table14.4">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3</text:text-input></text:p>
              </table:table-cell>
              <table:table-cell table:style-name="Table14.C1" office:value-type="string">
                <text:p text:style-name="P60"><text:text-input text:description="Text127">Artikkel og programvare for empirisk evaluering av databasesystemer skal være ferdig utviklet. Dette søkes publisert på en av de viktigste internasjonale konferansene i feltet.</text:text-input></text:p>
              </table:table-cell>
            </table:table-row>
            <table:table-row table:style-name="Table14.4">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4</text:text-input></text:p>
              </table:table-cell>
              <table:table-cell table:style-name="Table14.C1" office:value-type="string">
                <text:p text:style-name="P60"><text:text-input text:description="Text127">Artikkel og programvare om "Conditional Selectivity in the federated SPARQL-aware RDF databases". Dette paperet vil oppsummere studiet og vil være det viktigste i avhandlingen. Dette vil også søkes publisert på de viktigste internasjonale konferansene.</text:text-input></text:p>
              </table:table-cell>
            </table:table-row>
            <table:table-row table:style-name="Table14.4">
              <table:table-cell table:style-name="Table14.A1" office:value-type="string">
                <text:p text:style-name="P56"><text:text-input text:description="Text117">Vår</text:text-input></text:p>
              </table:table-cell>
              <table:table-cell table:style-name="Table14.A1" office:value-type="string">
                <text:p text:style-name="P56"><text:text-input text:description="Text126">2015</text:text-input></text:p>
              </table:table-cell>
              <table:table-cell table:style-name="Table14.C1" office:value-type="string">
                <text:p text:style-name="P60"><text:text-input text:description="Text127">Levering av avhandling; prøveforelesning og disputas.</text:text-input></text:p>
              </table:table-cell>
            </table:table-row>
            <table:table-row table:style-name="Table14.4">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4">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4">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4">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
          <text:p text:style-name="P44"><text:span text:style-name="Stil_20_Overskrift_20_1_20__2b__20_Linjeavstand_3a__20__20_Halvannen_20_Tegn"><text:span text:style-name="T1">Uttalelse fra hovedveileder</text:span></text:span><text:span text:style-name="Stil_20_Overskrift_20_1_20__2b__20_Linjeavstand_3a__20__20_Halvannen_20_Tegn"><text:span text:style-name="T1">:</text:span></text:span></text:p>
          <text:p text:style-name="P16"/>
          <table:table table:name="Table15" table:style-name="Table15">
            <table:table-column table:style-name="Table15.A"/>
            <table:table-row table:style-name="Table15.1">
              <table:table-cell table:style-name="Table15.A1" office:value-type="string">
                <text:p text:style-name="P39"><text:span text:style-name="T18">Veileders vurdering av søkerens forutsetninger for å gjennomføre den aktuelle </text:span><text:span text:style-name="T18">forskningsoppgaven:</text:span></text:p>
              </table:table-cell>
            </table:table-row>
            <table:table-row table:style-name="Table15.2">
              <table:table-cell table:style-name="Table15.A2" office:value-type="string">
                <text:p text:style-name="P66">Kandidaten har mange års erfaring fra arbeid i industrien og i W3C arbeidsgrupper. <text:s/>Han har derfor meget god oversikt over feltet. <text:s/>Han er motivert av det praktiske behovet for resultatene fra PhD prosjektet, og er ivrig til å forske på det.</text:p>
                <text:p text:style-name="P66"><text:line-break/>Prosjektet er godt avgrenset og egner seg godt til en PhD. Det er liten risiko for at kandidaten ikke vil klare å gjennomføre det, og også liten risiko for at dette ikke vil lede til en PhD. </text:p>
                <text:p text:style-name="P66"/>
                <text:p text:style-name="P66">Jeg synes derfor at kandidaten har meget gode forutsetninger til gjennomføre oppgaven.</text:p>
              </table:table-cell>
            </table:table-row>
            <table:table-row table:style-name="Table15.3">
              <table:table-cell table:style-name="Table15.A2" office:value-type="string">
                <text:p text:style-name="P33"><text:span text:style-name="T18">Utgangspunktet for arbeidet</text:span><text:span text:style-name="T18">:</text:span></text:p>
              </table:table-cell>
            </table:table-row>
            <table:table-row table:style-name="Table15.4">
              <table:table-cell table:style-name="Table15.A2" office:value-type="string">
                <text:p text:style-name="P9"/>
                <text:p text:style-name="P9">Integrasjon av data som er representert på forskjellige måte (forskjellige database skjemaer) og tilgang på data ved bruk av vokabular på slutbrukernivå er store utfordringer i industri og offentlig sektor. <text:s/>Semantiske teknologier kan løse mange av disse problemene.</text:p>
                <text:p text:style-name="P9"/>
                <text:p text:style-name="P9">To av hovedproblemene med adopsjon av dagens semantisk teknologi på industriell skala er: 1. skalerbarhet av spørringsbehandling, 2. spørringsbehandling over data som ligger geografisk fordelt. <text:s/>Oppgaven skal angripe disse to problemene sammen.</text:p>
                <text:p text:style-name="P9"/>
                <text:p text:style-name="P9">Anvendelse av semantisk teknologi på store datamengder er en hovedfokus av gruppen "Logic &amp; Computation." Det vil være stor synergi med andre foregående aktiviteter i gruppen.</text:p>
                <text:p text:style-name="P9"/>
              </table:table-cell>
            </table:table-row>
            <table:table-row table:style-name="Table15.5">
              <table:table-cell table:style-name="Table15.A2" office:value-type="string">
                <text:p text:style-name="P33"><text:span text:style-name="T18">Res</text:span><text:span text:style-name="T18">surssituasjonen for prosjektet (reisepenger, utenlandsopphold, laboratorieutgifter o.l.):</text:span></text:p>
              </table:table-cell>
            </table:table-row>
            <table:table-row table:style-name="Table15.6">
              <table:table-cell table:style-name="Table15.A2" office:value-type="string">
                <text:p text:style-name="P9"><text:text-input text:description="Text127">Prosjektet er fullfinansiert ved et Universitetsstipend. Dette inkluderer også driftsmidler.</text:text-input></text:p>
              </table:table-cell>
            </table:table-row>
            <table:table-row table:style-name="Table15.7">
              <table:table-cell table:style-name="Table15.A1" office:value-type="string">
                <text:p text:style-name="P33"><text:span text:style-name="T18">Eventuelle samarbeidspartnere eller forskernettverk som søker skal knytte seg til</text:span><text:span text:style-name="T18">:</text:span></text:p>
              </table:table-cell>
            </table:table-row>
            <table:table-row table:style-name="Table15.8">
              <table:table-cell table:style-name="Table15.A2" office:value-type="string">
                <text:p text:style-name="P9"><text:text-input text:description="Text127">Intet formelt samarbeide er planlagt, men Kjetil Kjernsmo tar med seg mange internasjonale kontakter som han kan innlede et uformelt samarbeid med. Dette inkluderer Digital Enterprise Research Institute of the National University of Ireland, Galway, og VU University Amsterdam. I tillegg forventer vi at han vil samarbeide med grupper vi allerede har etablert samarbeid med.</text:text-input></text:p>
              </table:table-cell>
            </table:table-row>
            <table:table-row table:style-name="Table15.9">
              <table:table-cell table:style-name="Table15.A1" office:value-type="string">
                <text:p text:style-name="P33"><text:span text:style-name="T7">D</text:span><text:span text:style-name="T7">ato og signatur, hovedveileder:</text:span></text:p>
              </table:table-cell>
            </table:table-row>
          </table:table>
          <text:p text:style-name="P27"/>
          <text:p text:style-name="P40"><text:soft-page-break/>Følgende skal fylles ut av grunnenheten:</text:p>
          <text:p text:style-name="P38"><text:span text:style-name="T5">Innstiller grunnenheten opptak (må krysses av)?<text:tab/>JA <text:s/></text:span><text:span text:style-name="T7"><draw:control text:anchor-type="as-char" draw:z-index="6" draw:style-name="gr1" draw:text-style-name="P72" svg:width="0.1252in" svg:height="0.1252in" draw:control="control7"/></text:span><text:span text:style-name="T7"> <text:s text:c="3"/></text:span><text:span text:style-name="T5">NEI </text:span><text:span text:style-name="T1"><draw:control text:anchor-type="as-char" draw:z-index="7" draw:style-name="gr1" draw:text-style-name="P72" svg:width="0.1252in" svg:height="0.1252in" draw:control="control8"/></text:span></text:p>
          <text:p text:style-name="P24"/>
          <table:table table:name="Table16" table:style-name="Table16">
            <table:table-column table:style-name="Table16.A"/>
            <table:table-row table:style-name="Table16.1">
              <table:table-cell table:style-name="Table16.A1" office:value-type="string">
                <text:p text:style-name="P39"><text:span text:style-name="T7">Ph.d.-utvalgets begrunnelse for innstillingen</text:span><text:span text:style-name="T7">. Dersom søkeren ikke fyller opptakskravene skal grunnenhetens innstilling begrunnes (må fylles ut):</text:span></text:p>
              </table:table-cell>
            </table:table-row>
            <table:table-row table:style-name="Table16.2">
              <table:table-cell table:style-name="Table16.A2" office:value-type="string">
                <text:p text:style-name="P6"><text:text-input text:description="Text127">     </text:text-input></text:p>
              </table:table-cell>
            </table:table-row>
            <table:table-row table:style-name="Table16.3">
              <table:table-cell table:style-name="Table16.A1" office:value-type="string">
                <text:p text:style-name="P39"><text:span text:style-name="T7">Dato og u</text:span><text:span text:style-name="T7">nderskrift av ph.d.-utvalgsleder:</text:span></text:p>
              </table:table-cell>
            </table:table-row>
          </table:table>
          <text:p text:style-name="P12"/>
          <text:p text:style-name="P12"/>
          <text:p text:style-name="P12"/>
          <text:p text:style-name="P35"><text:span text:style-name="T7">Partene i denne avtalen bekrefter at de har satt seg inn i gjeldende regler for forskerutdanning samt de forskningsetiske prinsip</text:span><text:span text:style-name="T7">per som gjelder for fagområdet.</text:span></text:p>
          <text:p text:style-name="P12"/>
          <text:p text:style-name="P12"/>
          <text:p text:style-name="P18">_______________________________<text:tab/><text:tab/> <text:s text:c="11"/>_______________________________</text:p>
          <text:p text:style-name="P21">dato og signatur, ph.d.-kandidat <text:tab/><text:tab/><text:tab/> <text:s text:c="11"/>dato og signatur, hovedveileder</text:p>
          <text:p text:style-name="P29"/>
          <text:p text:style-name="P17"/>
          <text:p text:style-name="P17"/>
          <text:p text:style-name="P19">________________________________<text:tab/> <text:s/>________________________________</text:p>
          <text:p text:style-name="P22">dato og signatur, medveileder I<text:tab/><text:tab/> <text:s/>dato og signatur, medveileder II</text:p>
          <text:p text:style-name="P17"/>
          <text:p text:style-name="P17"/>
          <text:p text:style-name="P54"/>
          <text:p text:style-name="P19">________________________________<text:tab/> <text:s/>________________________________</text:p>
          <text:p text:style-name="P22">dato og signatur, medveileder III<text:tab/><text:tab/> <text:s/>dato og signatur, medveileder IV</text:p>
          <text:p text:style-name="P54"/>
          <text:p text:style-name="P54"/>
          <text:p text:style-name="P54"/>
          <text:p text:style-name="P54"><text:tab/> <text:tab/></text:p>
          <text:p text:style-name="P34"><text:span text:style-name="T7">________________________________<text:tab/></text:span><text:span text:style-name="T7"> <text:s text:c="3"/>_________________________________</text:span></text:p>
          <text:p text:style-name="P22">dato og signatur, grunnenhet<text:tab/><text:tab/> <text:s text:c="3"/>dato og signatur, MN-fakultetet</text:p>
          <text:p text:style-name="P12"/>
          <text:p text:style-name="P46"/>
          <text:p text:style-name="P45">Følgende må vedlegges søknaden hvis den skal bli behandlet:</text:p>
          <text:p text:style-name="P46"/>
          <text:p text:style-name="P47"><text:span text:style-name="T7">1. Prosjektbeskrivelse som er spesifikk for den aktuelle søkeren og som fyller kravene som er gitt i punkt 5.1.6.2 i </text:span><text:span text:style-name="T11">Utfyllende regler til Forskrift for graden philosophiae doctor (ph.d.) ved Det matematisk-naturvitenskapelige fakultet ved Universitetet i Oslo</text:span><text:span text:style-name="T10">.</text:span><text:span text:style-name="T12"> </text:span><text:span text:style-name="T5">Den skal være underskrevet av søker og alle veiledere.</text:span></text:p>
          <text:p text:style-name="P47"><text:span text:style-name="T7">2. </text:span><text:span text:style-name="T7">Attestert kopi av originalt vitnemål for avlagt hovedfag/mastergradseksamen eller tilsvarende.</text:span></text:p>
          <text:p text:style-name="P47"><text:span text:style-name="T7">3. </text:span><text:span text:style-name="T7">Attestert kopi av original oversikt over teoretisk pensum til cand.scient./mastergrad.</text:span></text:p>
          <text:p text:style-name="P46">4. Attestert kopi av vitnemål for cand. mag./bachelorgrad med original karakterutskrift hvor alle emner fra lavere grad inngår (ev. attestert kopi av original karakterutskrift).</text:p>
          <text:p text:style-name="P46">5. Curriculum vitae (CV).</text:p>
          <text:p text:style-name="P46"/>
          <text:p text:style-name="P25">Følgende skal vedlegges søknaden hvis det er aktuelt (kryss av):</text:p>
          <text:p text:style-name="P47"><text:span text:style-name="T7"><draw:control text:anchor-type="as-char" draw:z-index="8" draw:style-name="gr1" draw:text-style-name="P72" svg:width="0.1252in" svg:height="0.1252in" draw:control="control9"/></text:span><text:span text:style-name="T7"> <text:s/>Attesterte kopier av vitnemål fra andre relevante skoler/studier.</text:span></text:p>
          <text:p text:style-name="P47"><text:span text:style-name="T7"><draw:control text:anchor-type="as-char" draw:z-index="9" draw:style-name="gr1" draw:text-style-name="P72" svg:width="0.1252in" svg:height="0.1252in" draw:control="control10"/></text:span><text:span text:style-name="T7"> <text:s/>Attestert kopi av resultatet av TOEFL- eller IELTS-testen:</text:span></text:p>
          <text:p text:style-name="P48"><text:span text:style-name="T1"> • TOEFL - Test of English as a Foreign Language med minimumresultat 550 på Paper-based Test (PBT), eller 80 på Internet-based Test (IBT). <text:line-break/> </text:span><text:span text:style-name="T7">• IELTS - International English Language Testing Service med resultat 6.0. <text:line-break/>Følgende søkere er i hht Nasjonalt organ for kvalitet i utdanningen (NOKUT) fritatt fra ovennevnte krav: <text:line-break/> • Søkere fra land som er medlem av EU/EØS og/eller Europarådet/UNESCO-Cepes og som har engelsk som 1. fremmedspråk tatt over en periode på minimum 7 år i grunn- og videregående skole. </text:span><text:span text:style-name="T5">Søkeren må selv dokumentere dette.</text:span><text:span text:style-name="T7"> <text:line-break/> • Søkere med gjennomført bachelorgrad eller mastergrad fra hjemlandet med engelsk som undervisningsspråk. <text:line-break/> • Søkere som har en A-level eksamen i engelsk. <text:line-break/> • Enkelte søkere fra afrikanske land, se NOKUTs hjemmeside for detaljer.</text:span></text:p>
          <text:p text:style-name="P47"><text:bookmark-start text:name="Check11"/><text:span text:style-name="T7"><draw:control text:anchor-type="as-char" draw:z-index="10" draw:style-name="gr1" draw:text-style-name="P72" svg:width="0.1252in" svg:height="0.1252in" draw:control="control11"/></text:span><text:bookmark-end text:name="Check11"/><text:span text:style-name="T7"> <text:s/>Beskrivelse av og offisiell sensur for eventuelle avlagte kurs/emner som skal inngå i teoretisk opplæringsdel.</text:span></text:p>
          <text:p text:style-name="P47"><text:bookmark-start text:name="Check8"/><text:span text:style-name="T7"><draw:control text:anchor-type="as-char" draw:z-index="11" draw:style-name="gr1" draw:text-style-name="P72" svg:width="0.1252in" svg:height="0.1252in" draw:control="control12"/></text:span><text:bookmark-end text:name="Check8"/><text:span text:style-name="T7"> <text:s/>Publikasjonsliste.</text:span></text:p>
          <text:p text:style-name="P47"><text:bookmark-start text:name="Check9"/><text:span text:style-name="T7"><draw:control text:anchor-type="as-char" draw:z-index="12" draw:style-name="gr1" draw:text-style-name="P72" svg:width="0.1252in" svg:height="0.1252in" draw:control="control13"/></text:span><text:bookmark-end text:name="Check9"/><text:span text:style-name="T7"> <text:s/>For utenlandsk utdanning: vurdering av utdanningen fra MN-fakultetet eller NOKUT.</text:span></text:p>
          <text:p text:style-name="P47"><text:span text:style-name="T7"><draw:control text:anchor-type="as-char" draw:z-index="13" draw:style-name="gr1" draw:text-style-name="P72" svg:width="0.1252in" svg:height="0.1252in" draw:control="control14"/></text:span><text:span text:style-name="T7"> For utenlandsk utdanning: offisiell beskrivelse av karaktersystemet fra den institusjonen hvor utdanningen er avlagt.</text:span></text:p>
          <text:p text:style-name="P37"><text:span text:style-name="T7"><text:s text:c="6"/></text:span><text:bookmark-start text:name="Check10"/><text:span text:style-name="T7"><draw:control text:anchor-type="as-char" draw:z-index="14" draw:style-name="gr1" draw:text-style-name="P72" svg:width="0.1252in" svg:height="0.1252in" draw:control="control15"/></text:span><text:bookmark-end text:name="Check10"/><text:span text:style-name="T7"> <text:s/>Beskrivelse av eventuelt spesialpensum.</text:span></text:p>
          <text:p text:style-name="P37"><text:span text:style-name="T7"><text:s text:c="6"/></text:span><text:span text:style-name="T7"><draw:control text:anchor-type="as-char" draw:z-index="15" draw:style-name="gr1" draw:text-style-name="P72" svg:width="0.1252in" svg:height="0.1252in" draw:control="control16"/></text:span><text:span text:style-name="T7"> <text:s/>Samarbeidsavtale med ekstern part.</text:span></text:p>
          <text:p text:style-name="P37"><text:span text:style-name="T14"><text:s text:c="6"/></text:span><text:a xlink:type="simple" xlink:href="http://www.matnat.uio.no/forskning/utdanning/skjemaer/avtaleskjema%20ekstern.doc"><text:span text:style-name="Internet_20_link"><text:span text:style-name="T14">http://www.matnat.uio.no/forskning/utdanning/skjemaer/avtaleskjema%20ekstern.doc</text:span></text:span></text:a></text:p>
          <text:p text:style-name="P37"><text:span text:style-name="T7"><text:s text:c="6"/></text:span><text:span text:style-name="T7"><draw:control text:anchor-type="as-char" draw:z-index="16" draw:style-name="gr1" draw:text-style-name="P72" svg:width="0.1252in" svg:height="0.1252in" draw:control="control17"/></text:span><text:span text:style-name="T7"> <text:s/>Samarbeidsavtale med sentrene.</text:span></text:p>
          <text:p text:style-name="P37"><text:span text:style-name="T14"><text:s text:c="6"/></text:span><text:a xlink:type="simple" xlink:href="http://www.matnat.uio.no/forskning/utdanning/skjemaer/avtaleskjema_senter.doc"><text:span text:style-name="Internet_20_link"><text:span text:style-name="T14">http://www.matnat.uio.no/forskning/utdanning/skjemaer/avtaleskjema_senter.doc</text:span></text:span></text:a></text:p>
          <text:p text:style-name="P41"/>
          <text:p text:style-name="P4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GB"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font-size-complex="10pt"/>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weight-complex="bold"/>
    </style:style>
    <style:style style:name="Body_20_Text_20_2" style:display-name="Body Text 2" style:family="paragraph" style:parent-style-name="Standard">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b" fo:country="NO" style:font-size-asian="10pt" style:font-name-complex="Courier New" style:font-size-complex="10pt"/>
    </style:style>
    <style:style style:name="WW-Default" style:family="paragraph">
      <style:paragraph-properties fo:orphans="2" fo:widows="2" style:text-autospace="none"/>
      <style:text-properties fo:color="#000000" style:font-name="Arial1" fo:font-size="12pt" fo:language="nb" fo:country="NO" style:font-name-asian="Arial1" style:font-size-asian="12pt" style:font-name-complex="Arial1"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complex="Times New Roman1"/>
    </style:style>
    <style:style style:name="WW8Num3z0" style:family="text">
      <style:text-properties style:font-name-complex="Times New Roman1"/>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1" style:language-complex="ar" style:country-complex="SA"/>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weight-complex="bold"/>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Char_20_Char" style:display-name="Char Char" style:family="text" style:parent-style-name="Default_20_Paragraph_20_Font">
      <style:text-properties style:font-name="Arial1" fo:font-size="12pt" fo:language="en" fo:country="US" style:font-size-asian="12pt" style:font-name-complex="Arial1"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2" text:bullet-char="">
        <style:list-level-properties text:space-before="1.75in" text:min-label-width="0.25in"/>
        <style:text-properties style:font-name="Wingdings"/>
      </text:list-level-style-bullet>
      <text:list-level-style-bullet text:level="5" text:style-name="WW8Num1z2" text:bullet-char="">
        <style:list-level-properties text:space-before="2.25in" text:min-label-width="0.25in"/>
        <style:text-properties style:font-name="Wingdings"/>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2" text:bullet-char="">
        <style:list-level-properties text:space-before="3.25in" text:min-label-width="0.25in"/>
        <style:text-properties style:font-name="Wingdings"/>
      </text:list-level-style-bullet>
      <text:list-level-style-bullet text:level="8" text:style-name="WW8Num1z2" text:bullet-char="">
        <style:list-level-properties text:space-before="3.75in" text:min-label-width="0.25in"/>
        <style:text-properties style:font-name="Wingdings"/>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text:style-name="WW8Num2z0" style:num-suffix="." style:num-format="a" style:num-letter-sync="true">
        <style:list-level-properties text:space-before="0.75in" text:min-label-width="0.25in"/>
      </text:list-level-style-number>
      <text:list-level-style-number text:level="3" text:style-name="WW8Num2z0" style:num-suffix="." style:num-format="i">
        <style:list-level-properties text:min-label-width="1.5in" text:min-label-distance="0.1252in" fo:text-align="end"/>
      </text:list-level-style-number>
      <text:list-level-style-number text:level="4" text:style-name="WW8Num2z0" style:num-suffix="." style:num-format="1">
        <style:list-level-properties text:space-before="1.75in" text:min-label-width="0.25in"/>
      </text:list-level-style-number>
      <text:list-level-style-number text:level="5" text:style-name="WW8Num2z0" style:num-suffix="." style:num-format="a" style:num-letter-sync="true">
        <style:list-level-properties text:space-before="2.25in" text:min-label-width="0.25in"/>
      </text:list-level-style-number>
      <text:list-level-style-number text:level="6" text:style-name="WW8Num2z0" style:num-suffix="." style:num-format="i">
        <style:list-level-properties text:min-label-width="3in" text:min-label-distance="0.1252in" fo:text-align="end"/>
      </text:list-level-style-number>
      <text:list-level-style-number text:level="7" text:style-name="WW8Num2z0" style:num-suffix="." style:num-format="1">
        <style:list-level-properties text:space-before="3.25in" text:min-label-width="0.25in"/>
      </text:list-level-style-number>
      <text:list-level-style-number text:level="8" text:style-name="WW8Num2z0" style:num-suffix="." style:num-format="a" style:num-letter-sync="true">
        <style:list-level-properties text:space-before="3.75in" text:min-label-width="0.25in"/>
      </text:list-level-style-number>
      <text:list-level-style-number text:level="9" text:style-name="WW8Num2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suffix="." style:num-format="1">
        <style:list-level-properties text:space-before="0.25in" text:min-label-width="0.25in"/>
      </text:list-level-style-number>
      <text:list-level-style-number text:level="2" text:style-name="WW8Num3z0" style:num-suffix="." style:num-format="a" style:num-letter-sync="true">
        <style:list-level-properties text:space-before="0.75in" text:min-label-width="0.25in"/>
      </text:list-level-style-number>
      <text:list-level-style-number text:level="3" text:style-name="WW8Num3z0" style:num-suffix="." style:num-format="i">
        <style:list-level-properties text:min-label-width="1.5in" text:min-label-distance="0.1252in" fo:text-align="end"/>
      </text:list-level-style-number>
      <text:list-level-style-number text:level="4" text:style-name="WW8Num3z0" style:num-suffix="." style:num-format="1">
        <style:list-level-properties text:space-before="1.75in" text:min-label-width="0.25in"/>
      </text:list-level-style-number>
      <text:list-level-style-number text:level="5" text:style-name="WW8Num3z0" style:num-suffix="." style:num-format="a" style:num-letter-sync="true">
        <style:list-level-properties text:space-before="2.25in" text:min-label-width="0.25in"/>
      </text:list-level-style-number>
      <text:list-level-style-number text:level="6" text:style-name="WW8Num3z0" style:num-suffix="." style:num-format="i">
        <style:list-level-properties text:min-label-width="3in" text:min-label-distance="0.1252in" fo:text-align="end"/>
      </text:list-level-style-number>
      <text:list-level-style-number text:level="7" text:style-name="WW8Num3z0" style:num-suffix="." style:num-format="1">
        <style:list-level-properties text:space-before="3.25in" text:min-label-width="0.25in"/>
      </text:list-level-style-number>
      <text:list-level-style-number text:level="8" text:style-name="WW8Num3z0" style:num-suffix="." style:num-format="a" style:num-letter-sync="true">
        <style:list-level-properties text:space-before="3.75in" text:min-label-width="0.25in"/>
      </text:list-level-style-number>
      <text:list-level-style-number text:level="9" text:style-name="WW8Num3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6244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24"><draw:text-box fo:min-height="0.1457in"><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SØKNADS- OG AVTALESKJEMA FOR OPPTAK TIL ORGANISERT</dc:title>
    <meta:initial-creator>Merethe Bremer</meta:initial-creator>
    <meta:creation-date>2010-02-23T16:02:00</meta:creation-date>
    <dc:date>2011-11-30T11:33:52</dc:date>
    <meta:print-date>2010-02-23T15:23:00</meta:print-date>
    <meta:editing-cycles>18</meta:editing-cycles>
    <meta:editing-duration>P1DT1H24M8S</meta:editing-duration>
    <meta:document-statistic meta:table-count="14" meta:image-count="0" meta:object-count="0" meta:page-count="8" meta:paragraph-count="278" meta:word-count="1317" meta:character-count="10695" meta:non-whitespace-character-count="8999"/>
    <meta:user-defined meta:name="Info 1"/>
    <meta:user-defined meta:name="Info 2"/>
    <meta:user-defined meta:name="Info 3"/>
    <meta:user-defined meta:name="Info 4"/>
  </office:meta>
</office:document-meta>
</file>